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4.41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19.0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20.37mm"/>
    </style:style>
    <style:style style:name="co11" style:family="table-column">
      <style:table-column-properties fo:break-before="auto" style:column-width="136.8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PageStyle_5f_Select_20_cm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QL_20_Statemen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Default">
      <style:table-cell-properties style:glyph-orientation-vertical="0" fo:background-color="#dee6e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ackground-color="#eeeeee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ackground-color="#eeeeee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>
      <style:table-cell-properties fo:border-bottom="0.99pt solid #000000" fo:background-color="#eeeeee" fo:border-left="0.99pt solid #000000" fo:border-right="none" fo:border-top="none"/>
    </style:style>
    <style:style style:name="ce25" style:family="table-cell" style:parent-style-name="Pivot_20_Table_20_Value">
      <style:table-cell-properties fo:border-bottom="none" fo:border-left="none" fo:border-right="none" fo:border-top="0.99pt solid #000000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0">
      <style:table-cell-properties fo:border-bottom="none" fo:background-color="#f6f9d4" fo:border-left="none" fo:border-right="none" fo:border-top="0.99pt solid #000000"/>
    </style:style>
    <style:style style:name="ce30" style:family="table-cell" style:parent-style-name="Pivot_20_Table_20_Value" style:data-style-name="N0">
      <style:table-cell-properties fo:border-bottom="0.99pt solid #000000" fo:background-color="#f6f9d4" fo:border-left="none" fo:border-right="none" fo:border-top="none"/>
    </style:style>
    <style:style style:name="ce31" style:family="table-cell" style:parent-style-name="Pivot_20_Table_20_Value" style:data-style-name="N0">
      <style:table-cell-properties fo:border-bottom="none" fo:background-color="#fff5ce" fo:border-left="none" fo:border-right="none" fo:border-top="0.99pt solid #000000"/>
    </style:style>
    <style:style style:name="ce32" style:family="table-cell" style:parent-style-name="Pivot_20_Table_20_Value" style:data-style-name="N0">
      <style:table-cell-properties fo:border-bottom="0.99pt solid #000000" fo:background-color="#fff5ce" fo:border-left="none" fo:border-right="none" fo:border-top="none"/>
    </style:style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9" style:family="table-cell" style:parent-style-name="Pivot_20_Table_20_Value" style:data-style-name="N0">
      <style:table-cell-properties fo:border-bottom="none" fo:background-color="#f6f9d4" fo:border-left="none" fo:border-right="0.99pt solid #000000" fo:border-top="0.99pt solid #000000"/>
    </style:style>
    <style:style style:name="ce40" style:family="table-cell" style:parent-style-name="Pivot_20_Table_20_Value" style:data-style-name="N0">
      <style:table-cell-properties fo:border-bottom="0.99pt solid #000000" fo:background-color="#f6f9d4" fo:border-left="none" fo:border-right="0.99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lect cmp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<text:s text:c="3"/></text:p>
          </table:table-cell>
          <table:table-cell table:style-name="ce1" office:value-type="string" calcext:value-type="string">
            <text:p>BOO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string" calcext:value-type="string">
            <text:p>BNN</text:p>
          </table:table-cell>
          <table:table-cell table:style-name="ce1" office:value-type="string" calcext:value-type="string">
            <text:p>APROB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81" calcext:value-type="float">
            <text:p>0,8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72" calcext:value-type="float">
            <text:p>0,872</text:p>
          </table:table-cell>
          <table:table-cell office:value-type="float" office:value="8096" calcext:value-type="float">
            <text:p>809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03" calcext:value-type="float">
            <text:p>0,703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635" calcext:value-type="float">
            <text:p>0,63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14-wing</text:p>
          </table:table-cell>
          <table:table-cell office:value-type="float" office:value="0.502" calcext:value-type="float">
            <text:p>0,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24" calcext:value-type="float">
            <text:p>0,7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35" calcext:value-type="float">
            <text:p>0,635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897" calcext:value-type="float">
            <text:p>0,897</text:p>
          </table:table-cell>
          <table:table-cell office:value-type="float" office:value="4689" calcext:value-type="float">
            <text:p>4689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708" calcext:value-type="float">
            <text:p>0,7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93" calcext:value-type="float">
            <text:p>0,79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24" calcext:value-type="float">
            <text:p>0,62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" calcext:value-type="float">
            <text:p>0,8</text:p>
          </table:table-cell>
          <table:table-cell office:value-type="float" office:value="4528" calcext:value-type="float">
            <text:p>452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55" calcext:value-type="float">
            <text:p>0,65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737" calcext:value-type="float">
            <text:p>0,737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23" calcext:value-type="float">
            <text:p>0,62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63" calcext:value-type="float">
            <text:p>0,863</text:p>
          </table:table-cell>
          <table:table-cell office:value-type="float" office:value="1472" calcext:value-type="float">
            <text:p>1472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54" calcext:value-type="float">
            <text:p>0,75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7" calcext:value-type="float">
            <text:p>0,87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S13-hip</text:p>
          </table:table-cell>
          <table:table-cell office:value-type="float" office:value="0.653" calcext:value-type="float">
            <text:p>0,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44" calcext:value-type="float">
            <text:p>0,844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87" calcext:value-type="float">
            <text:p>0,78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91" calcext:value-type="float">
            <text:p>0,91</text:p>
          </table:table-cell>
          <table:table-cell office:value-type="float" office:value="17593" calcext:value-type="float">
            <text:p>1759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49" calcext:value-type="float">
            <text:p>0,54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08" calcext:value-type="float">
            <text:p>0,60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756" calcext:value-type="float">
            <text:p>0,75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96" calcext:value-type="float">
            <text:p>0,696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731" calcext:value-type="float">
            <text:p>0,7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43" calcext:value-type="float">
            <text:p>0,843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541" calcext:value-type="float">
            <text:p>0,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527" calcext:value-type="float">
            <text:p>0,52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409" calcext:value-type="float">
            <text:p>0,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363" calcext:value-type="float">
            <text:p>0,36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12" calcext:value-type="float">
            <text:p>0,91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00-head</text:p>
          </table:table-cell>
          <table:table-cell office:value-type="float" office:value="0.497" calcext:value-type="float">
            <text:p>0,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874" calcext:value-type="float">
            <text:p>0,874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66" calcext:value-type="float">
            <text:p>0,66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62" calcext:value-type="float">
            <text:p>0,76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29" calcext:value-type="float">
            <text:p>0,629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522" calcext:value-type="float">
            <text:p>0,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7-hpony</text:p>
          </table:table-cell>
          <table:table-cell office:value-type="float" office:value="0.654" calcext:value-type="float">
            <text:p>0,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859" calcext:value-type="float">
            <text:p>0,859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653" calcext:value-type="float">
            <text:p>0,65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39" calcext:value-type="float">
            <text:p>0,639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742" calcext:value-type="float">
            <text:p>0,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622" calcext:value-type="float">
            <text:p>0,6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767" calcext:value-type="float">
            <text:p>0,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537" calcext:value-type="float">
            <text:p>0,53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878" calcext:value-type="float">
            <text:p>0,878</text:p>
          </table:table-cell>
          <table:table-cell office:value-type="float" office:value="1172" calcext:value-type="float">
            <text:p>1172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685" calcext:value-type="float">
            <text:p>0,68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563" calcext:value-type="float">
            <text:p>0,56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892" calcext:value-type="float">
            <text:p>0,892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07" calcext:value-type="float">
            <text:p>0,8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598" calcext:value-type="float">
            <text:p>0,5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61" calcext:value-type="float">
            <text:p>0,6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539" calcext:value-type="float">
            <text:p>0,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715" calcext:value-type="float">
            <text:p>0,7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666" calcext:value-type="float">
            <text:p>0,66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633" calcext:value-type="float">
            <text:p>0,63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" calcext:value-type="float">
            <text:p>0,89</text:p>
          </table:table-cell>
          <table:table-cell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38" calcext:value-type="float">
            <text:p>0,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B14-wing</text:p>
          </table:table-cell>
          <table:table-cell office:value-type="float" office:value="0.682" calcext:value-type="float">
            <text:p>0,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643" calcext:value-type="float">
            <text:p>0,64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824" calcext:value-type="float">
            <text:p>0,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889" calcext:value-type="float">
            <text:p>0,889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85" calcext:value-type="float">
            <text:p>0,78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59" calcext:value-type="float">
            <text:p>0,859</text:p>
          </table:table-cell>
          <table:table-cell office:value-type="float" office:value="2431" calcext:value-type="float">
            <text:p>2431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81" calcext:value-type="float">
            <text:p>0,68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72" calcext:value-type="float">
            <text:p>0,7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485" calcext:value-type="float">
            <text:p>0,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52" calcext:value-type="float">
            <text:p>0,55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831" calcext:value-type="float">
            <text:p>0,8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65" calcext:value-type="float">
            <text:p>0,66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84" calcext:value-type="float">
            <text:p>0,884</text:p>
          </table:table-cell>
          <table:table-cell office:value-type="float" office:value="1524" calcext:value-type="float">
            <text:p>1524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596" calcext:value-type="float">
            <text:p>0,59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682" calcext:value-type="float">
            <text:p>0,68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3-hip</text:p>
          </table:table-cell>
          <table:table-cell office:value-type="float" office:value="0.509" calcext:value-type="float">
            <text:p>0,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55" calcext:value-type="float">
            <text:p>0,7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646" calcext:value-type="float">
            <text:p>0,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902" calcext:value-type="float">
            <text:p>0,902</text:p>
          </table:table-cell>
          <table:table-cell office:value-type="float" office:value="2763" calcext:value-type="float">
            <text:p>2763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93" calcext:value-type="float">
            <text:p>0,693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13-hip</text:p>
          </table:table-cell>
          <table:table-cell office:value-type="float" office:value="0.508" calcext:value-type="float">
            <text:p>0,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2-jacko</text:p>
          </table:table-cell>
          <table:table-cell office:value-type="float" office:value="0.761" calcext:value-type="float">
            <text:p>0,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791" calcext:value-type="float">
            <text:p>0,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B03-shld</text:p>
          </table:table-cell>
          <table:table-cell office:value-type="float" office:value="0.676" calcext:value-type="float">
            <text:p>0,6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B04-sideb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727" calcext:value-type="float">
            <text:p>0,72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51" calcext:value-type="float">
            <text:p>0,65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07" calcext:value-type="float">
            <text:p>0,907</text:p>
          </table:table-cell>
          <table:table-cell office:value-type="float" office:value="1459" calcext:value-type="float">
            <text:p>1459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0-sprd</text:p>
          </table:table-cell>
          <table:table-cell office:value-type="float" office:value="0.446" calcext:value-type="float">
            <text:p>0,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3-hip</text:p>
          </table:table-cell>
          <table:table-cell office:value-type="float" office:value="0.402" calcext:value-type="float">
            <text:p>0,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711" calcext:value-type="float">
            <text:p>0,71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77" calcext:value-type="float">
            <text:p>0,877</text:p>
          </table:table-cell>
          <table:table-cell office:value-type="float" office:value="1708" calcext:value-type="float">
            <text:p>1708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655" calcext:value-type="float">
            <text:p>0,655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1-vsplt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79" calcext:value-type="float">
            <text:p>0,879</text:p>
          </table:table-cell>
          <table:table-cell office:value-type="float" office:value="876" calcext:value-type="float">
            <text:p>876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12-vsprd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635" calcext:value-type="float">
            <text:p>0,63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5" calcext:value-type="float">
            <text:p>0,895</text:p>
          </table:table-cell>
          <table:table-cell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502" calcext:value-type="float">
            <text:p>0,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0-sprd</text:p>
          </table:table-cell>
          <table:table-cell office:value-type="float" office:value="0.789" calcext:value-type="float">
            <text:p>0,78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585" calcext:value-type="float">
            <text:p>0,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873" calcext:value-type="float">
            <text:p>0,873</text:p>
          </table:table-cell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828" calcext:value-type="float">
            <text:p>0,82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3-shld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61" calcext:value-type="float">
            <text:p>0,66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68" calcext:value-type="float">
            <text:p>0,6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478" calcext:value-type="float">
            <text:p>0,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81" calcext:value-type="float">
            <text:p>0,881</text:p>
          </table:table-cell>
          <table:table-cell office:value-type="float" office:value="5214" calcext:value-type="float">
            <text:p>5214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-</text:p>
          </table:table-cell>
          <table:table-cell office:value-type="float" office:value="0.728" calcext:value-type="float">
            <text:p>0,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3" calcext:value-type="float">
            <text:p>0,903</text:p>
          </table:table-cell>
          <table:table-cell office:value-type="float" office:value="1246" calcext:value-type="float">
            <text:p>1246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23-jackx</text:p>
          </table:table-cell>
          <table:table-cell office:value-type="float" office:value="0.754" calcext:value-type="float">
            <text:p>0,7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7-butt</text:p>
          </table:table-cell>
          <table:table-cell office:value-type="float" office:value="0.776" calcext:value-type="float">
            <text:p>0,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8-ass</text:p>
          </table:table-cell>
          <table:table-cell office:value-type="float" office:value="0.825" calcext:value-type="float">
            <text:p>0,8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22-jacko</text:p>
          </table:table-cell>
          <table:table-cell office:value-type="float" office:value="0.716" calcext:value-type="float">
            <text:p>0,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05" calcext:value-type="float">
            <text:p>0,905</text:p>
          </table:table-cell>
          <table:table-cell office:value-type="float" office:value="743" calcext:value-type="float">
            <text:p>743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3-jack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75" calcext:value-type="float">
            <text:p>0,7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67" calcext:value-type="float">
            <text:p>0,867</text:p>
          </table:table-cell>
          <table:table-cell office:value-type="float" office:value="3905" calcext:value-type="float">
            <text:p>3905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665" calcext:value-type="float">
            <text:p>0,6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17" calcext:value-type="float">
            <text:p>0,51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64" calcext:value-type="float">
            <text:p>0,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4" calcext:value-type="float">
            <text:p>0,64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08" calcext:value-type="float">
            <text:p>0,908</text:p>
          </table:table-cell>
          <table:table-cell office:value-type="float" office:value="2637" calcext:value-type="float">
            <text:p>2637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603" calcext:value-type="float">
            <text:p>0,60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84" calcext:value-type="float">
            <text:p>0,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734" calcext:value-type="float">
            <text:p>0,7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05" calcext:value-type="float">
            <text:p>0,805</text:p>
          </table:table-cell>
          <table:table-cell office:value-type="float" office:value="797" calcext:value-type="float">
            <text:p>797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63" calcext:value-type="float">
            <text:p>0,663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28" calcext:value-type="float">
            <text:p>0,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1-bust</text:p>
          </table:table-cell>
          <table:table-cell office:value-type="float" office:value="0.445" calcext:value-type="float">
            <text:p>0,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738" calcext:value-type="float">
            <text:p>0,738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768" calcext:value-type="float">
            <text:p>0,76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84" calcext:value-type="float">
            <text:p>0,884</text:p>
          </table:table-cell>
          <table:table-cell office:value-type="float" office:value="1797" calcext:value-type="float">
            <text:p>1797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87" calcext:value-type="float">
            <text:p>0,887</text:p>
          </table:table-cell>
          <table:table-cell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32" calcext:value-type="float">
            <text:p>0,832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807" calcext:value-type="float">
            <text:p>0,80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915" calcext:value-type="float">
            <text:p>0,915</text:p>
          </table:table-cell>
          <table:table-cell office:value-type="float" office:value="8299" calcext:value-type="float">
            <text:p>8299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718" calcext:value-type="float">
            <text:p>0,7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716" calcext:value-type="float">
            <text:p>0,7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725" calcext:value-type="float">
            <text:p>0,72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9" calcext:value-type="float">
            <text:p>0,69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713" calcext:value-type="float">
            <text:p>0,7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932" calcext:value-type="float">
            <text:p>0,9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44" calcext:value-type="float">
            <text:p>0,844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543" calcext:value-type="float">
            <text:p>0,54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512" calcext:value-type="float">
            <text:p>0,5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503" calcext:value-type="float">
            <text:p>0,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71" calcext:value-type="float">
            <text:p>0,7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659" calcext:value-type="float">
            <text:p>0,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894" calcext:value-type="float">
            <text:p>0,894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647" calcext:value-type="float">
            <text:p>0,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889" calcext:value-type="float">
            <text:p>0,889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99" calcext:value-type="float">
            <text:p>0,69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31" calcext:value-type="float">
            <text:p>0,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51" calcext:value-type="float">
            <text:p>0,65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7-hpony</text:p>
          </table:table-cell>
          <table:table-cell office:value-type="float" office:value="0.481" calcext:value-type="float">
            <text:p>0,48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572" calcext:value-type="float">
            <text:p>0,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875" calcext:value-type="float">
            <text:p>0,875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607" calcext:value-type="float">
            <text:p>0,60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5-hbird</text:p>
          </table:table-cell>
          <table:table-cell office:value-type="float" office:value="0.457" calcext:value-type="float">
            <text:p>0,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82" calcext:value-type="float">
            <text:p>0,68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598" calcext:value-type="float">
            <text:p>0,5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616" calcext:value-type="float">
            <text:p>0,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73" calcext:value-type="float">
            <text:p>0,67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895" calcext:value-type="float">
            <text:p>0,895</text:p>
          </table:table-cell>
          <table:table-cell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676" calcext:value-type="float">
            <text:p>0,6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622" calcext:value-type="float">
            <text:p>0,62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13" calcext:value-type="float">
            <text:p>0,913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717" calcext:value-type="float">
            <text:p>0,71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415" calcext:value-type="float">
            <text:p>0,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73" calcext:value-type="float">
            <text:p>0,77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685" calcext:value-type="float">
            <text:p>0,68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5" calcext:value-type="float">
            <text:p>0,895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697" calcext:value-type="float">
            <text:p>0,69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825" calcext:value-type="float">
            <text:p>0,8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7-hpony</text:p>
          </table:table-cell>
          <table:table-cell office:value-type="float" office:value="0.461" calcext:value-type="float">
            <text:p>0,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808" calcext:value-type="float">
            <text:p>0,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784" calcext:value-type="float">
            <text:p>0,78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809" calcext:value-type="float">
            <text:p>0,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22" calcext:value-type="float">
            <text:p>0,922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72" calcext:value-type="float">
            <text:p>0,872</text:p>
          </table:table-cell>
          <table:table-cell office:value-type="float" office:value="1472" calcext:value-type="float">
            <text:p>1472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96" calcext:value-type="float">
            <text:p>0,69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87" calcext:value-type="float">
            <text:p>0,58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34" calcext:value-type="float">
            <text:p>0,63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88" calcext:value-type="float">
            <text:p>0,888</text:p>
          </table:table-cell>
          <table:table-cell office:value-type="float" office:value="936" calcext:value-type="float">
            <text:p>936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527" calcext:value-type="float">
            <text:p>0,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753" calcext:value-type="float">
            <text:p>0,7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54" calcext:value-type="float">
            <text:p>0,75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485" calcext:value-type="float">
            <text:p>0,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88" calcext:value-type="float">
            <text:p>0,888</text:p>
          </table:table-cell>
          <table:table-cell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72" calcext:value-type="float">
            <text:p>0,672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675" calcext:value-type="float">
            <text:p>0,6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07" calcext:value-type="float">
            <text:p>0,907</text:p>
          </table:table-cell>
          <table:table-cell office:value-type="float" office:value="1093" calcext:value-type="float">
            <text:p>1093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563" calcext:value-type="float">
            <text:p>0,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65" calcext:value-type="float">
            <text:p>0,865</text:p>
          </table:table-cell>
          <table:table-cell office:value-type="float" office:value="968" calcext:value-type="float">
            <text:p>968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73" calcext:value-type="float">
            <text:p>0,7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698" calcext:value-type="float">
            <text:p>0,6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79" calcext:value-type="float">
            <text:p>0,67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81" calcext:value-type="float">
            <text:p>0,881</text:p>
          </table:table-cell>
          <table:table-cell office:value-type="float" office:value="616" calcext:value-type="float">
            <text:p>616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12-vsprd</text:p>
          </table:table-cell>
          <table:table-cell office:value-type="float" office:value="0.484" calcext:value-type="float">
            <text:p>0,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723" calcext:value-type="float">
            <text:p>0,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9" calcext:value-type="float">
            <text:p>0,899</text:p>
          </table:table-cell>
          <table:table-cell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596" calcext:value-type="float">
            <text:p>0,59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0-sprd</text:p>
          </table:table-cell>
          <table:table-cell office:value-type="float" office:value="0.855" calcext:value-type="float">
            <text:p>0,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748" calcext:value-type="float">
            <text:p>0,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05" calcext:value-type="float">
            <text:p>0,905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89" calcext:value-type="float">
            <text:p>0,78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3-shld</text:p>
          </table:table-cell>
          <table:table-cell office:value-type="float" office:value="0.646" calcext:value-type="float">
            <text:p>0,6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455" calcext:value-type="float">
            <text:p>0,4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616" calcext:value-type="float">
            <text:p>0,6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366" calcext:value-type="float">
            <text:p>0,3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574" calcext:value-type="float">
            <text:p>0,57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9-split</text:p>
          </table:table-cell>
          <table:table-cell office:value-type="float" office:value="0.542" calcext:value-type="float">
            <text:p>0,5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67" calcext:value-type="float">
            <text:p>0,867</text:p>
          </table:table-cell>
          <table:table-cell office:value-type="float" office:value="1243" calcext:value-type="float">
            <text:p>1243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11-vsplt</text:p>
          </table:table-cell>
          <table:table-cell office:value-type="float" office:value="0.554" calcext:value-type="float">
            <text:p>0,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4" calcext:value-type="float">
            <text:p>0,904</text:p>
          </table:table-cell>
          <table:table-cell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-</text:p>
          </table:table-cell>
          <table:table-cell office:value-type="float" office:value="0.772" calcext:value-type="float">
            <text:p>0,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7-butt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8-ass</text:p>
          </table:table-cell>
          <table:table-cell office:value-type="float" office:value="0.701" calcext:value-type="float">
            <text:p>0,7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22-jacko</text:p>
          </table:table-cell>
          <table:table-cell office:value-type="float" office:value="0.909" calcext:value-type="float">
            <text:p>0,9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07" calcext:value-type="float">
            <text:p>0,907</text:p>
          </table:table-cell>
          <table:table-cell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85" calcext:value-type="float">
            <text:p>0,885</text:p>
          </table:table-cell>
          <table:table-cell office:value-type="float" office:value="15984" calcext:value-type="float">
            <text:p>15984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674" calcext:value-type="float">
            <text:p>0,674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61" calcext:value-type="float">
            <text:p>0,61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H20-hcat</text:p>
          </table:table-cell>
          <table:table-cell office:value-type="float" office:value="0.834" calcext:value-type="float">
            <text:p>0,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74" calcext:value-type="float">
            <text:p>0,674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1" calcext:value-type="float">
            <text:p>0,91</text:p>
          </table:table-cell>
          <table:table-cell office:value-type="float" office:value="13287" calcext:value-type="float">
            <text:p>13287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694" calcext:value-type="float">
            <text:p>0,69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31" calcext:value-type="float">
            <text:p>0,63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49" calcext:value-type="float">
            <text:p>0,849</text:p>
          </table:table-cell>
          <table:table-cell office:value-type="float" office:value="6770" calcext:value-type="float">
            <text:p>6770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705" calcext:value-type="float">
            <text:p>0,705</text:p>
          </table:table-cell>
          <table:table-cell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44" calcext:value-type="float">
            <text:p>0,74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1-bust</text:p>
          </table:table-cell>
          <table:table-cell office:value-type="float" office:value="0.507" calcext:value-type="float">
            <text:p>0,50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68" calcext:value-type="float">
            <text:p>0,6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82" calcext:value-type="float">
            <text:p>0,68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81" calcext:value-type="float">
            <text:p>0,881</text:p>
          </table:table-cell>
          <table:table-cell office:value-type="float" office:value="3542" calcext:value-type="float">
            <text:p>3542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824" calcext:value-type="float">
            <text:p>0,82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72" calcext:value-type="float">
            <text:p>0,872</text:p>
          </table:table-cell>
          <table:table-cell office:value-type="float" office:value="554" calcext:value-type="float">
            <text:p>554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16" calcext:value-type="float">
            <text:p>0,816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82" calcext:value-type="float">
            <text:p>0,78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B01-bust</text:p>
          </table:table-cell>
          <table:table-cell office:value-type="float" office:value="0.839" calcext:value-type="float">
            <text:p>0,8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922" calcext:value-type="float">
            <text:p>0,922</text:p>
          </table:table-cell>
          <table:table-cell office:value-type="float" office:value="35841" calcext:value-type="float">
            <text:p>35841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9" calcext:value-type="float">
            <text:p>0,5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42" calcext:value-type="float">
            <text:p>0,64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833" calcext:value-type="float">
            <text:p>0,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647" calcext:value-type="float">
            <text:p>0,647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58" calcext:value-type="float">
            <text:p>0,658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733" calcext:value-type="float">
            <text:p>0,7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473" calcext:value-type="float">
            <text:p>0,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783" calcext:value-type="float">
            <text:p>0,783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803" calcext:value-type="float">
            <text:p>0,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483" calcext:value-type="float">
            <text:p>0,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1-hbear</text:p>
          </table:table-cell>
          <table:table-cell office:value-type="float" office:value="0.635" calcext:value-type="float">
            <text:p>0,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409" calcext:value-type="float">
            <text:p>0,4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556" calcext:value-type="float">
            <text:p>0,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362" calcext:value-type="float">
            <text:p>0,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882" calcext:value-type="float">
            <text:p>0,882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9-hrabb</text:p>
          </table:table-cell>
          <table:table-cell office:value-type="float" office:value="0.419" calcext:value-type="float">
            <text:p>0,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877" calcext:value-type="float">
            <text:p>0,877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43" calcext:value-type="float">
            <text:p>0,64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83" calcext:value-type="float">
            <text:p>0,78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53" calcext:value-type="float">
            <text:p>0,653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529" calcext:value-type="float">
            <text:p>0,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875" calcext:value-type="float">
            <text:p>0,875</text:p>
          </table:table-cell>
          <table:table-cell office:value-type="float" office:value="1269" calcext:value-type="float">
            <text:p>1269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642" calcext:value-type="float">
            <text:p>0,642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52" calcext:value-type="float">
            <text:p>0,652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437" calcext:value-type="float">
            <text:p>0,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631" calcext:value-type="float">
            <text:p>0,6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592" calcext:value-type="float">
            <text:p>0,59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83" calcext:value-type="float">
            <text:p>0,68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07" calcext:value-type="float">
            <text:p>0,907</text:p>
          </table:table-cell>
          <table:table-cell office:value-type="float" office:value="2991" calcext:value-type="float">
            <text:p>2991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847" calcext:value-type="float">
            <text:p>0,8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815" calcext:value-type="float">
            <text:p>0,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552" calcext:value-type="float">
            <text:p>0,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608" calcext:value-type="float">
            <text:p>0,60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897" calcext:value-type="float">
            <text:p>0,897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655" calcext:value-type="float">
            <text:p>0,65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872" calcext:value-type="float">
            <text:p>0,87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58" calcext:value-type="float">
            <text:p>0,75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628" calcext:value-type="float">
            <text:p>0,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708" calcext:value-type="float">
            <text:p>0,70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" calcext:value-type="float">
            <text:p>0,89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795" calcext:value-type="float">
            <text:p>0,79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484" calcext:value-type="float">
            <text:p>0,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509" calcext:value-type="float">
            <text:p>0,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1" calcext:value-type="float">
            <text:p>0,91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41" calcext:value-type="float">
            <text:p>0,74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92" calcext:value-type="float">
            <text:p>0,892</text:p>
          </table:table-cell>
          <table:table-cell office:value-type="float" office:value="8653" calcext:value-type="float">
            <text:p>8653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65" calcext:value-type="float">
            <text:p>0,665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576" calcext:value-type="float">
            <text:p>0,57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678" calcext:value-type="float">
            <text:p>0,67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482" calcext:value-type="float">
            <text:p>0,48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772" calcext:value-type="float">
            <text:p>0,77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99" calcext:value-type="float">
            <text:p>0,699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98" calcext:value-type="float">
            <text:p>0,898</text:p>
          </table:table-cell>
          <table:table-cell office:value-type="float" office:value="5001" calcext:value-type="float">
            <text:p>5001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832" calcext:value-type="float">
            <text:p>0,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76" calcext:value-type="float">
            <text:p>0,77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662" calcext:value-type="float">
            <text:p>0,66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903" calcext:value-type="float">
            <text:p>0,903</text:p>
          </table:table-cell>
          <table:table-cell office:value-type="float" office:value="6399" calcext:value-type="float">
            <text:p>6399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93" calcext:value-type="float">
            <text:p>0,693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13-hip</text:p>
          </table:table-cell>
          <table:table-cell office:value-type="float" office:value="0.637" calcext:value-type="float">
            <text:p>0,63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3-jackx</text:p>
          </table:table-cell>
          <table:table-cell office:value-type="float" office:value="0.418" calcext:value-type="float">
            <text:p>0,4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626" calcext:value-type="float">
            <text:p>0,6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88" calcext:value-type="float">
            <text:p>0,68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03" calcext:value-type="float">
            <text:p>0,903</text:p>
          </table:table-cell>
          <table:table-cell office:value-type="float" office:value="2948" calcext:value-type="float">
            <text:p>2948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0-sprd</text:p>
          </table:table-cell>
          <table:table-cell office:value-type="float" office:value="0.787" calcext:value-type="float">
            <text:p>0,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766" calcext:value-type="float">
            <text:p>0,7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59" calcext:value-type="float">
            <text:p>0,65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63" calcext:value-type="float">
            <text:p>0,863</text:p>
          </table:table-cell>
          <table:table-cell office:value-type="float" office:value="4394" calcext:value-type="float">
            <text:p>4394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687" calcext:value-type="float">
            <text:p>0,687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1-vsplt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64" calcext:value-type="float">
            <text:p>0,6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46" calcext:value-type="float">
            <text:p>0,646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83" calcext:value-type="float">
            <text:p>0,883</text:p>
          </table:table-cell>
          <table:table-cell office:value-type="float" office:value="2528" calcext:value-type="float">
            <text:p>2528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12-vsprd</text:p>
          </table:table-cell>
          <table:table-cell office:value-type="float" office:value="0.608" calcext:value-type="float">
            <text:p>0,6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23-jackx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-</text:p>
          </table:table-cell>
          <table:table-cell office:value-type="float" office:value="0.801" calcext:value-type="float">
            <text:p>0,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7-butt</text:p>
          </table:table-cell>
          <table:table-cell office:value-type="float" office:value="0.728" calcext:value-type="float">
            <text:p>0,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736" calcext:value-type="float">
            <text:p>0,7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903" calcext:value-type="float">
            <text:p>0,903</text:p>
          </table:table-cell>
          <table:table-cell office:value-type="float" office:value="4210" calcext:value-type="float">
            <text:p>4210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717" calcext:value-type="float">
            <text:p>0,71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0-sprd</text:p>
          </table:table-cell>
          <table:table-cell office:value-type="float" office:value="0.735" calcext:value-type="float">
            <text:p>0,7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653" calcext:value-type="float">
            <text:p>0,65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09" calcext:value-type="float">
            <text:p>0,909</text:p>
          </table:table-cell>
          <table:table-cell office:value-type="float" office:value="1169" calcext:value-type="float">
            <text:p>1169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47" calcext:value-type="float">
            <text:p>0,64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923" calcext:value-type="float">
            <text:p>0,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641" calcext:value-type="float">
            <text:p>0,64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578" calcext:value-type="float">
            <text:p>0,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10-sprd</text:p>
          </table:table-cell>
          <table:table-cell office:value-type="float" office:value="0.492" calcext:value-type="float">
            <text:p>0,49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67" calcext:value-type="float">
            <text:p>0,867</text:p>
          </table:table-cell>
          <table:table-cell office:value-type="float" office:value="2925" calcext:value-type="float">
            <text:p>2925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13" calcext:value-type="float">
            <text:p>0,913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-</text:p>
          </table:table-cell>
          <table:table-cell office:value-type="float" office:value="0.774" calcext:value-type="float">
            <text:p>0,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7-butt</text:p>
          </table:table-cell>
          <table:table-cell office:value-type="float" office:value="0.708" calcext:value-type="float">
            <text:p>0,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8-ass</text:p>
          </table:table-cell>
          <table:table-cell office:value-type="float" office:value="0.619" calcext:value-type="float">
            <text:p>0,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18" calcext:value-type="float">
            <text:p>0,918</text:p>
          </table:table-cell>
          <table:table-cell office:value-type="float" office:value="484" calcext:value-type="float">
            <text:p>484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2-jack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94" calcext:value-type="float">
            <text:p>0,79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56" calcext:value-type="float">
            <text:p>0,856</text:p>
          </table:table-cell>
          <table:table-cell office:value-type="float" office:value="5323" calcext:value-type="float">
            <text:p>5323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1" calcext:value-type="float">
            <text:p>0,7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81" calcext:value-type="float">
            <text:p>0,58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77" calcext:value-type="float">
            <text:p>0,77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69" calcext:value-type="float">
            <text:p>0,66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05" calcext:value-type="float">
            <text:p>0,905</text:p>
          </table:table-cell>
          <table:table-cell office:value-type="float" office:value="1995" calcext:value-type="float">
            <text:p>1995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817" calcext:value-type="float">
            <text:p>0,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67" calcext:value-type="float">
            <text:p>0,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34" calcext:value-type="float">
            <text:p>0,63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787" calcext:value-type="float">
            <text:p>0,787</text:p>
          </table:table-cell>
          <table:table-cell office:value-type="float" office:value="1215" calcext:value-type="float">
            <text:p>1215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61" calcext:value-type="float">
            <text:p>0,66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87" calcext:value-type="float">
            <text:p>0,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794" calcext:value-type="float">
            <text:p>0,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67" calcext:value-type="float">
            <text:p>0,66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74" calcext:value-type="float">
            <text:p>0,874</text:p>
          </table:table-cell>
          <table:table-cell office:value-type="float" office:value="831" calcext:value-type="float">
            <text:p>831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89" calcext:value-type="float">
            <text:p>0,789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59" calcext:value-type="float">
            <text:p>0,859</text:p>
          </table:table-cell>
          <table:table-cell office:value-type="float" office:value="4822" calcext:value-type="float">
            <text:p>4822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778" calcext:value-type="float">
            <text:p>0,77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B01-bust</text:p>
          </table:table-cell>
          <table:table-cell office:value-type="float" office:value="0.373" calcext:value-type="float">
            <text:p>0,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B14-wing</text:p>
          </table:table-cell>
          <table:table-cell office:value-type="float" office:value="0.626" calcext:value-type="float">
            <text:p>0,6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66" calcext:value-type="float">
            <text:p>0,866</text:p>
          </table:table-cell>
          <table:table-cell office:value-type="float" office:value="3401" calcext:value-type="float">
            <text:p>3401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S07-butt</text:p>
          </table:table-cell>
          <table:table-cell office:value-type="float" office:value="0.765" calcext:value-type="float">
            <text:p>0,7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803" calcext:value-type="float">
            <text:p>0,8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862" calcext:value-type="float">
            <text:p>0,862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94" calcext:value-type="float">
            <text:p>0,59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663" calcext:value-type="float">
            <text:p>0,66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32" calcext:value-type="float">
            <text:p>0,63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612" calcext:value-type="float">
            <text:p>0,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4-hhorse</text:p>
          </table:table-cell>
          <table:table-cell office:value-type="float" office:value="0.493" calcext:value-type="float">
            <text:p>0,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5-hbird</text:p>
          </table:table-cell>
          <table:table-cell office:value-type="float" office:value="0.909" calcext:value-type="float">
            <text:p>0,9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757" calcext:value-type="float">
            <text:p>0,75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805" calcext:value-type="float">
            <text:p>0,80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89" calcext:value-type="float">
            <text:p>0,889</text:p>
          </table:table-cell>
          <table:table-cell office:value-type="float" office:value="2690" calcext:value-type="float">
            <text:p>2690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1" calcext:value-type="float">
            <text:p>0,6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8-hfox</text:p>
          </table:table-cell>
          <table:table-cell office:value-type="float" office:value="0.705" calcext:value-type="float">
            <text:p>0,70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667" calcext:value-type="float">
            <text:p>0,66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758" calcext:value-type="float">
            <text:p>0,75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685" calcext:value-type="float">
            <text:p>0,68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728" calcext:value-type="float">
            <text:p>0,72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B14-wing</text:p>
          </table:table-cell>
          <table:table-cell office:value-type="float" office:value="0.41" calcext:value-type="float">
            <text:p>0,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632" calcext:value-type="float">
            <text:p>0,6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16" calcext:value-type="float">
            <text:p>0,916</text:p>
          </table:table-cell>
          <table:table-cell office:value-type="float" office:value="2655" calcext:value-type="float">
            <text:p>2655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909" calcext:value-type="float">
            <text:p>0,9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712" calcext:value-type="float">
            <text:p>0,7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1-hbear</text:p>
          </table:table-cell>
          <table:table-cell office:value-type="float" office:value="0.476" calcext:value-type="float">
            <text:p>0,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4-hhorse</text:p>
          </table:table-cell>
          <table:table-cell office:value-type="float" office:value="0.593" calcext:value-type="float">
            <text:p>0,59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5-hbird</text:p>
          </table:table-cell>
          <table:table-cell office:value-type="float" office:value="0.746" calcext:value-type="float">
            <text:p>0,7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-</text:p>
          </table:table-cell>
          <table:table-cell office:value-type="float" office:value="0.771" calcext:value-type="float">
            <text:p>0,77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00-head</text:p>
          </table:table-cell>
          <table:table-cell office:value-type="float" office:value="0.455" calcext:value-type="float">
            <text:p>0,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6-hdrago</text:p>
          </table:table-cell>
          <table:table-cell office:value-type="float" office:value="0.631" calcext:value-type="float">
            <text:p>0,6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7-hpony</text:p>
          </table:table-cell>
          <table:table-cell office:value-type="float" office:value="0.518" calcext:value-type="float">
            <text:p>0,51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08" calcext:value-type="float">
            <text:p>0,908</text:p>
          </table:table-cell>
          <table:table-cell office:value-type="float" office:value="2595" calcext:value-type="float">
            <text:p>2595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847" calcext:value-type="float">
            <text:p>0,8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87" calcext:value-type="float">
            <text:p>0,687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1-hbear</text:p>
          </table:table-cell>
          <table:table-cell office:value-type="float" office:value="0.699" calcext:value-type="float">
            <text:p>0,69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772" calcext:value-type="float">
            <text:p>0,77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5-hbird</text:p>
          </table:table-cell>
          <table:table-cell office:value-type="float" office:value="0.632" calcext:value-type="float">
            <text:p>0,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17" calcext:value-type="float">
            <text:p>0,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513" calcext:value-type="float">
            <text:p>0,5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662" calcext:value-type="float">
            <text:p>0,66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09" calcext:value-type="float">
            <text:p>0,909</text:p>
          </table:table-cell>
          <table:table-cell office:value-type="float" office:value="969" calcext:value-type="float">
            <text:p>969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4-hhorse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553" calcext:value-type="float">
            <text:p>0,55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364" calcext:value-type="float">
            <text:p>0,3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609" calcext:value-type="float">
            <text:p>0,60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683" calcext:value-type="float">
            <text:p>0,683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748" calcext:value-type="float">
            <text:p>0,74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04" calcext:value-type="float">
            <text:p>0,904</text:p>
          </table:table-cell>
          <table:table-cell office:value-type="float" office:value="1923" calcext:value-type="float">
            <text:p>1923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677" calcext:value-type="float">
            <text:p>0,67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826" calcext:value-type="float">
            <text:p>0,8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61" calcext:value-type="float">
            <text:p>0,76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712" calcext:value-type="float">
            <text:p>0,7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6-hdrago</text:p>
          </table:table-cell>
          <table:table-cell office:value-type="float" office:value="0.626" calcext:value-type="float">
            <text:p>0,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697" calcext:value-type="float">
            <text:p>0,697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798" calcext:value-type="float">
            <text:p>0,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738" calcext:value-type="float">
            <text:p>0,73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22" calcext:value-type="float">
            <text:p>0,922</text:p>
          </table:table-cell>
          <table:table-cell office:value-type="float" office:value="1801" calcext:value-type="float">
            <text:p>1801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724" calcext:value-type="float">
            <text:p>0,7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735" calcext:value-type="float">
            <text:p>0,7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487" calcext:value-type="float">
            <text:p>0,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732" calcext:value-type="float">
            <text:p>0,73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7-hpony</text:p>
          </table:table-cell>
          <table:table-cell office:value-type="float" office:value="0.809" calcext:value-type="float">
            <text:p>0,80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11" calcext:value-type="float">
            <text:p>0,71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705" calcext:value-type="float">
            <text:p>0,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841" calcext:value-type="float">
            <text:p>0,84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653" calcext:value-type="float">
            <text:p>0,6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7" calcext:value-type="float">
            <text:p>0,897</text:p>
          </table:table-cell>
          <table:table-cell office:value-type="float" office:value="723" calcext:value-type="float">
            <text:p>723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5-hbird</text:p>
          </table:table-cell>
          <table:table-cell office:value-type="float" office:value="0.541" calcext:value-type="float">
            <text:p>0,54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698" calcext:value-type="float">
            <text:p>0,6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654" calcext:value-type="float">
            <text:p>0,65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8-hfox</text:p>
          </table:table-cell>
          <table:table-cell office:value-type="float" office:value="0.64" calcext:value-type="float">
            <text:p>0,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721" calcext:value-type="float">
            <text:p>0,7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797" calcext:value-type="float">
            <text:p>0,79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564" calcext:value-type="float">
            <text:p>0,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22" calcext:value-type="float">
            <text:p>0,922</text:p>
          </table:table-cell>
          <table:table-cell office:value-type="float" office:value="1045" calcext:value-type="float">
            <text:p>1045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6" calcext:value-type="float">
            <text:p>0,7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68" calcext:value-type="float">
            <text:p>0,868</text:p>
          </table:table-cell>
          <table:table-cell office:value-type="float" office:value="3027" calcext:value-type="float">
            <text:p>3027</text:p>
          </table:table-cell>
          <table:table-cell table:number-columns-repeated="101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72" calcext:value-type="float">
            <text:p>0,67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609" calcext:value-type="float">
            <text:p>0,60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559" calcext:value-type="float">
            <text:p>0,55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55" calcext:value-type="float">
            <text:p>0,55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9" calcext:value-type="float">
            <text:p>0,6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67" calcext:value-type="float">
            <text:p>0,867</text:p>
          </table:table-cell>
          <table:table-cell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615" calcext:value-type="float">
            <text:p>0,6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464" calcext:value-type="float">
            <text:p>0,4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619" calcext:value-type="float">
            <text:p>0,6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6-nopan</text:p>
          </table:table-cell>
          <table:table-cell office:value-type="float" office:value="0.477" calcext:value-type="float">
            <text:p>0,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73" calcext:value-type="float">
            <text:p>0,873</text:p>
          </table:table-cell>
          <table:table-cell office:value-type="float" office:value="401" calcext:value-type="float">
            <text:p>401</text:p>
          </table:table-cell>
          <table:table-cell table:number-columns-repeated="101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41" calcext:value-type="float">
            <text:p>0,64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2-jacko</text:p>
          </table:table-cell>
          <table:table-cell office:value-type="float" office:value="0.641" calcext:value-type="float">
            <text:p>0,6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702" calcext:value-type="float">
            <text:p>0,7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591" calcext:value-type="float">
            <text:p>0,59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12" calcext:value-type="float">
            <text:p>0,912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847" calcext:value-type="float">
            <text:p>0,84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18" calcext:value-type="float">
            <text:p>0,618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32" calcext:value-type="float">
            <text:p>0,832</text:p>
          </table:table-cell>
          <table:table-cell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673" calcext:value-type="float">
            <text:p>0,67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412" calcext:value-type="float">
            <text:p>0,4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5-belly</text:p>
          </table:table-cell>
          <table:table-cell office:value-type="float" office:value="0.461" calcext:value-type="float">
            <text:p>0,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511" calcext:value-type="float">
            <text:p>0,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723" calcext:value-type="float">
            <text:p>0,7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92" calcext:value-type="float">
            <text:p>0,892</text:p>
          </table:table-cell>
          <table:table-cell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78" calcext:value-type="float">
            <text:p>0,87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587" calcext:value-type="float">
            <text:p>0,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21" calcext:value-type="float">
            <text:p>0,92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832" calcext:value-type="float">
            <text:p>0,8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576" calcext:value-type="float">
            <text:p>0,57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726" calcext:value-type="float">
            <text:p>0,7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9-split</text:p>
          </table:table-cell>
          <table:table-cell office:value-type="float" office:value="0.668" calcext:value-type="float">
            <text:p>0,66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7" calcext:value-type="float">
            <text:p>0,87</text:p>
          </table:table-cell>
          <table:table-cell office:value-type="float" office:value="929" calcext:value-type="float">
            <text:p>929</text:p>
          </table:table-cell>
          <table:table-cell table:number-columns-repeated="101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3" calcext:value-type="float">
            <text:p>0,903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-</text:p>
          </table:table-cell>
          <table:table-cell office:value-type="float" office:value="0.736" calcext:value-type="float">
            <text:p>0,7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883" calcext:value-type="float">
            <text:p>0,883</text:p>
          </table:table-cell>
          <table:table-cell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2-jack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81" calcext:value-type="float">
            <text:p>0,8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81" calcext:value-type="float">
            <text:p>0,881</text:p>
          </table:table-cell>
          <table:table-cell office:value-type="float" office:value="12774" calcext:value-type="float">
            <text:p>12774</text:p>
          </table:table-cell>
          <table:table-cell table:number-columns-repeated="101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07" calcext:value-type="float">
            <text:p>0,707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96" calcext:value-type="float">
            <text:p>0,59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75" calcext:value-type="float">
            <text:p>0,675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12" calcext:value-type="float">
            <text:p>0,912</text:p>
          </table:table-cell>
          <table:table-cell office:value-type="float" office:value="4059" calcext:value-type="float">
            <text:p>4059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6" calcext:value-type="float">
            <text:p>0,7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14" calcext:value-type="float">
            <text:p>0,61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12" calcext:value-type="float">
            <text:p>0,812</text:p>
          </table:table-cell>
          <table:table-cell office:value-type="float" office:value="1536" calcext:value-type="float">
            <text:p>1536</text:p>
          </table:table-cell>
          <table:table-cell table:number-columns-repeated="101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45" calcext:value-type="float">
            <text:p>0,64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1-bust</text:p>
          </table:table-cell>
          <table:table-cell office:value-type="float" office:value="0.414" calcext:value-type="float">
            <text:p>0,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701" calcext:value-type="float">
            <text:p>0,70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717" calcext:value-type="float">
            <text:p>0,717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914" calcext:value-type="float">
            <text:p>0,914</text:p>
          </table:table-cell>
          <table:table-cell office:value-type="float" office:value="1423" calcext:value-type="float">
            <text:p>1423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71" calcext:value-type="float">
            <text:p>0,871</text:p>
          </table:table-cell>
          <table:table-cell office:value-type="float" office:value="5269" calcext:value-type="float">
            <text:p>5269</text:p>
          </table:table-cell>
          <table:table-cell table:number-columns-repeated="101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63" calcext:value-type="float">
            <text:p>0,863</text:p>
          </table:table-cell>
          <table:table-cell office:value-type="float" office:value="2096" calcext:value-type="float">
            <text:p>2096</text:p>
          </table:table-cell>
          <table:table-cell table:number-columns-repeated="101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84" calcext:value-type="float">
            <text:p>0,78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862" calcext:value-type="float">
            <text:p>0,862</text:p>
          </table:table-cell>
          <table:table-cell office:value-type="float" office:value="483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76" calcext:value-type="float">
            <text:p>0,57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41" calcext:value-type="float">
            <text:p>0,64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701" calcext:value-type="float">
            <text:p>0,7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586" calcext:value-type="float">
            <text:p>0,5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91" calcext:value-type="float">
            <text:p>0,69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893" calcext:value-type="float">
            <text:p>0,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4-hhorse</text:p>
          </table:table-cell>
          <table:table-cell office:value-type="float" office:value="0.758" calcext:value-type="float">
            <text:p>0,7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793" calcext:value-type="float">
            <text:p>0,79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649" calcext:value-type="float">
            <text:p>0,64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903" calcext:value-type="float">
            <text:p>0,903</text:p>
          </table:table-cell>
          <table:table-cell office:value-type="float" office:value="2466" calcext:value-type="float">
            <text:p>2466</text:p>
          </table:table-cell>
          <table:table-cell table:number-columns-repeated="101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94" calcext:value-type="float">
            <text:p>0,69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8-hfox</text:p>
          </table:table-cell>
          <table:table-cell office:value-type="float" office:value="0.735" calcext:value-type="float">
            <text:p>0,73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587" calcext:value-type="float">
            <text:p>0,58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682" calcext:value-type="float">
            <text:p>0,68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1-hbear</text:p>
          </table:table-cell>
          <table:table-cell office:value-type="float" office:value="0.694" calcext:value-type="float">
            <text:p>0,69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828" calcext:value-type="float">
            <text:p>0,82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594" calcext:value-type="float">
            <text:p>0,59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678" calcext:value-type="float">
            <text:p>0,67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66" calcext:value-type="float">
            <text:p>0,6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18" calcext:value-type="float">
            <text:p>0,918</text:p>
          </table:table-cell>
          <table:table-cell office:value-type="float" office:value="2354" calcext:value-type="float">
            <text:p>2354</text:p>
          </table:table-cell>
          <table:table-cell table:number-columns-repeated="101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591" calcext:value-type="float">
            <text:p>0,59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9-hrabb</text:p>
          </table:table-cell>
          <table:table-cell office:value-type="float" office:value="0.584" calcext:value-type="float">
            <text:p>0,58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743" calcext:value-type="float">
            <text:p>0,74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4-hhorse</text:p>
          </table:table-cell>
          <table:table-cell office:value-type="float" office:value="0.779" calcext:value-type="float">
            <text:p>0,77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5-hbird</text:p>
          </table:table-cell>
          <table:table-cell office:value-type="float" office:value="0.388" calcext:value-type="float">
            <text:p>0,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6-hdrago</text:p>
          </table:table-cell>
          <table:table-cell office:value-type="float" office:value="0.65" calcext:value-type="float">
            <text:p>0,6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7-hpony</text:p>
          </table:table-cell>
          <table:table-cell office:value-type="float" office:value="0.654" calcext:value-type="float">
            <text:p>0,65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21" calcext:value-type="float">
            <text:p>0,921</text:p>
          </table:table-cell>
          <table:table-cell office:value-type="float" office:value="4581" calcext:value-type="float">
            <text:p>4581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588" calcext:value-type="float">
            <text:p>0,58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84" calcext:value-type="float">
            <text:p>0,684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1-hbear</text:p>
          </table:table-cell>
          <table:table-cell office:value-type="float" office:value="0.657" calcext:value-type="float">
            <text:p>0,65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716" calcext:value-type="float">
            <text:p>0,7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5-hbird</text:p>
          </table:table-cell>
          <table:table-cell office:value-type="float" office:value="0.555" calcext:value-type="float">
            <text:p>0,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39" calcext:value-type="float">
            <text:p>0,7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619" calcext:value-type="float">
            <text:p>0,61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691" calcext:value-type="float">
            <text:p>0,69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18" calcext:value-type="float">
            <text:p>0,918</text:p>
          </table:table-cell>
          <table:table-cell office:value-type="float" office:value="2270" calcext:value-type="float">
            <text:p>2270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584" calcext:value-type="float">
            <text:p>0,58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1-hbear</text:p>
          </table:table-cell>
          <table:table-cell office:value-type="float" office:value="0.523" calcext:value-type="float">
            <text:p>0,5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63" calcext:value-type="float">
            <text:p>0,76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09" calcext:value-type="float">
            <text:p>0,60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683" calcext:value-type="float">
            <text:p>0,68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473" calcext:value-type="float">
            <text:p>0,47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708" calcext:value-type="float">
            <text:p>0,708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14" calcext:value-type="float">
            <text:p>0,61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22" calcext:value-type="float">
            <text:p>0,922</text:p>
          </table:table-cell>
          <table:table-cell office:value-type="float" office:value="4205" calcext:value-type="float">
            <text:p>4205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632" calcext:value-type="float">
            <text:p>0,6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653" calcext:value-type="float">
            <text:p>0,6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685" calcext:value-type="float">
            <text:p>0,68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59" calcext:value-type="float">
            <text:p>0,75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706" calcext:value-type="float">
            <text:p>0,70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6-hdrago</text:p>
          </table:table-cell>
          <table:table-cell office:value-type="float" office:value="0.668" calcext:value-type="float">
            <text:p>0,66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734" calcext:value-type="float">
            <text:p>0,73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583" calcext:value-type="float">
            <text:p>0,58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72" calcext:value-type="float">
            <text:p>0,7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28" calcext:value-type="float">
            <text:p>0,928</text:p>
          </table:table-cell>
          <table:table-cell office:value-type="float" office:value="4076" calcext:value-type="float">
            <text:p>4076</text:p>
          </table:table-cell>
          <table:table-cell table:number-columns-repeated="101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628" calcext:value-type="float">
            <text:p>0,62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554" calcext:value-type="float">
            <text:p>0,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75" calcext:value-type="float">
            <text:p>0,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7-hpony</text:p>
          </table:table-cell>
          <table:table-cell office:value-type="float" office:value="0.777" calcext:value-type="float">
            <text:p>0,77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27" calcext:value-type="float">
            <text:p>0,727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714" calcext:value-type="float">
            <text:p>0,71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573" calcext:value-type="float">
            <text:p>0,57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618" calcext:value-type="float">
            <text:p>0,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905" calcext:value-type="float">
            <text:p>0,905</text:p>
          </table:table-cell>
          <table:table-cell office:value-type="float" office:value="1439" calcext:value-type="float">
            <text:p>1439</text:p>
          </table:table-cell>
          <table:table-cell table:number-columns-repeated="101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5-hbird</text:p>
          </table:table-cell>
          <table:table-cell office:value-type="float" office:value="0.598" calcext:value-type="float">
            <text:p>0,5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52" calcext:value-type="float">
            <text:p>0,75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758" calcext:value-type="float">
            <text:p>0,75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698" calcext:value-type="float">
            <text:p>0,69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7-hpony</text:p>
          </table:table-cell>
          <table:table-cell office:value-type="float" office:value="0.656" calcext:value-type="float">
            <text:p>0,65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8-hfox</text:p>
          </table:table-cell>
          <table:table-cell office:value-type="float" office:value="0.799" calcext:value-type="float">
            <text:p>0,79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695" calcext:value-type="float">
            <text:p>0,69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619" calcext:value-type="float">
            <text:p>0,6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1-hbear</text:p>
          </table:table-cell>
          <table:table-cell office:value-type="float" office:value="0.652" calcext:value-type="float">
            <text:p>0,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677" calcext:value-type="float">
            <text:p>0,6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34" calcext:value-type="float">
            <text:p>0,9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66" calcext:value-type="float">
            <text:p>0,76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B01-bust</text:p>
          </table:table-cell>
          <table:table-cell office:value-type="float" office:value="0.525" calcext:value-type="float">
            <text:p>0,5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89" calcext:value-type="float">
            <text:p>0,889</text:p>
          </table:table-cell>
          <table:table-cell office:value-type="float" office:value="9718" calcext:value-type="float">
            <text:p>9718</text:p>
          </table:table-cell>
          <table:table-cell table:number-columns-repeated="101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32" calcext:value-type="float">
            <text:p>0,63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632" calcext:value-type="float">
            <text:p>0,63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681" calcext:value-type="float">
            <text:p>0,68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52" calcext:value-type="float">
            <text:p>0,552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55" calcext:value-type="float">
            <text:p>0,655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81" calcext:value-type="float">
            <text:p>0,881</text:p>
          </table:table-cell>
          <table:table-cell office:value-type="float" office:value="1623" calcext:value-type="float">
            <text:p>1623</text:p>
          </table:table-cell>
          <table:table-cell table:number-columns-repeated="101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7-butt</text:p>
          </table:table-cell>
          <table:table-cell office:value-type="float" office:value="0.379" calcext:value-type="float">
            <text:p>0,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553" calcext:value-type="float">
            <text:p>0,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587" calcext:value-type="float">
            <text:p>0,58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3-hip</text:p>
          </table:table-cell>
          <table:table-cell office:value-type="float" office:value="0.432" calcext:value-type="float">
            <text:p>0,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34" calcext:value-type="float">
            <text:p>0,7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582" calcext:value-type="float">
            <text:p>0,58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86" calcext:value-type="float">
            <text:p>0,886</text:p>
          </table:table-cell>
          <table:table-cell office:value-type="float" office:value="884" calcext:value-type="float">
            <text:p>884</text:p>
          </table:table-cell>
          <table:table-cell table:number-columns-repeated="101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63" calcext:value-type="float">
            <text:p>0,66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743" calcext:value-type="float">
            <text:p>0,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722" calcext:value-type="float">
            <text:p>0,72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13" calcext:value-type="float">
            <text:p>0,913</text:p>
          </table:table-cell>
          <table:table-cell office:value-type="float" office:value="1162" calcext:value-type="float">
            <text:p>1162</text:p>
          </table:table-cell>
          <table:table-cell table:number-columns-repeated="101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3-hip</text:p>
          </table:table-cell>
          <table:table-cell office:value-type="float" office:value="0.764" calcext:value-type="float">
            <text:p>0,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677" calcext:value-type="float">
            <text:p>0,6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815" calcext:value-type="float">
            <text:p>0,81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49" calcext:value-type="float">
            <text:p>0,649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41" calcext:value-type="float">
            <text:p>0,841</text:p>
          </table:table-cell>
          <table:table-cell office:value-type="float" office:value="799" calcext:value-type="float">
            <text:p>799</text:p>
          </table:table-cell>
          <table:table-cell table:number-columns-repeated="101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577" calcext:value-type="float">
            <text:p>0,57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826" calcext:value-type="float">
            <text:p>0,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652" calcext:value-type="float">
            <text:p>0,65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77" calcext:value-type="float">
            <text:p>0,67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902" calcext:value-type="float">
            <text:p>0,902</text:p>
          </table:table-cell>
          <table:table-cell office:value-type="float" office:value="836" calcext:value-type="float">
            <text:p>836</text:p>
          </table:table-cell>
          <table:table-cell table:number-columns-repeated="101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3" calcext:value-type="float">
            <text:p>0,893</text:p>
          </table:table-cell>
          <table:table-cell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719" calcext:value-type="float">
            <text:p>0,7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863" calcext:value-type="float">
            <text:p>0,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897" calcext:value-type="float">
            <text:p>0,897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4-sideb</text:p>
          </table:table-cell>
          <table:table-cell office:value-type="float" office:value="0.452" calcext:value-type="float">
            <text:p>0,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42" calcext:value-type="float">
            <text:p>0,64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714" calcext:value-type="float">
            <text:p>0,71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732" calcext:value-type="float">
            <text:p>0,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526" calcext:value-type="float">
            <text:p>0,5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73" calcext:value-type="float">
            <text:p>0,873</text:p>
          </table:table-cell>
          <table:table-cell office:value-type="float" office:value="1610" calcext:value-type="float">
            <text:p>1610</text:p>
          </table:table-cell>
          <table:table-cell table:number-columns-repeated="101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07-butt</text:p>
          </table:table-cell>
          <table:table-cell office:value-type="float" office:value="0.793" calcext:value-type="float">
            <text:p>0,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4" calcext:value-type="float">
            <text:p>0,904</text:p>
          </table:table-cell>
          <table:table-cell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8-ass</text:p>
          </table:table-cell>
          <table:table-cell office:value-type="float" office:value="0.484" calcext:value-type="float">
            <text:p>0,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892" calcext:value-type="float">
            <text:p>0,892</text:p>
          </table:table-cell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61" calcext:value-type="float">
            <text:p>0,76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97" calcext:value-type="float">
            <text:p>0,897</text:p>
          </table:table-cell>
          <table:table-cell office:value-type="float" office:value="14208" calcext:value-type="float">
            <text:p>14208</text:p>
          </table:table-cell>
          <table:table-cell table:number-columns-repeated="101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09" calcext:value-type="float">
            <text:p>0,709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82" calcext:value-type="float">
            <text:p>0,58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S05-belly</text:p>
          </table:table-cell>
          <table:table-cell office:value-type="float" office:value="0.522" calcext:value-type="float">
            <text:p>0,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91" calcext:value-type="float">
            <text:p>0,691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2" calcext:value-type="float">
            <text:p>0,92</text:p>
          </table:table-cell>
          <table:table-cell office:value-type="float" office:value="4686" calcext:value-type="float">
            <text:p>4686</text:p>
          </table:table-cell>
          <table:table-cell table:number-columns-repeated="101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426" calcext:value-type="float">
            <text:p>0,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46" calcext:value-type="float">
            <text:p>0,7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06" calcext:value-type="float">
            <text:p>0,60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36" calcext:value-type="float">
            <text:p>0,836</text:p>
          </table:table-cell>
          <table:table-cell office:value-type="float" office:value="1508" calcext:value-type="float">
            <text:p>1508</text:p>
          </table:table-cell>
          <table:table-cell table:number-columns-repeated="101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67" calcext:value-type="float">
            <text:p>0,667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74" calcext:value-type="float">
            <text:p>0,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851" calcext:value-type="float">
            <text:p>0,85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84" calcext:value-type="float">
            <text:p>0,68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919" calcext:value-type="float">
            <text:p>0,919</text:p>
          </table:table-cell>
          <table:table-cell office:value-type="float" office:value="1866" calcext:value-type="float">
            <text:p>1866</text:p>
          </table:table-cell>
          <table:table-cell table:number-columns-repeated="101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9" calcext:value-type="float">
            <text:p>0,7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69" calcext:value-type="float">
            <text:p>0,869</text:p>
          </table:table-cell>
          <table:table-cell office:value-type="float" office:value="3929" calcext:value-type="float">
            <text:p>3929</text:p>
          </table:table-cell>
          <table:table-cell table:number-columns-repeated="101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64" calcext:value-type="float">
            <text:p>0,864</text:p>
          </table:table-cell>
          <table:table-cell office:value-type="float" office:value="768" calcext:value-type="float">
            <text:p>768</text:p>
          </table:table-cell>
          <table:table-cell table:number-columns-repeated="101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72" calcext:value-type="float">
            <text:p>0,77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871" calcext:value-type="float">
            <text:p>0,871</text:p>
          </table:table-cell>
          <table:table-cell office:value-type="float" office:value="599" calcext:value-type="float">
            <text:p>599</text:p>
          </table:table-cell>
          <table:table-cell table:number-columns-repeated="101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17" calcext:value-type="float">
            <text:p>0,51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502" calcext:value-type="float">
            <text:p>0,50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651" calcext:value-type="float">
            <text:p>0,65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507" calcext:value-type="float">
            <text:p>0,50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49" calcext:value-type="float">
            <text:p>0,649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454" calcext:value-type="float">
            <text:p>0,45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4-hhorse</text:p>
          </table:table-cell>
          <table:table-cell office:value-type="float" office:value="0.413" calcext:value-type="float">
            <text:p>0,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798" calcext:value-type="float">
            <text:p>0,7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97" calcext:value-type="float">
            <text:p>0,897</text:p>
          </table:table-cell>
          <table:table-cell office:value-type="float" office:value="1804" calcext:value-type="float">
            <text:p>1804</text:p>
          </table:table-cell>
          <table:table-cell table:number-columns-repeated="101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1" calcext:value-type="float">
            <text:p>0,6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8-hfox</text:p>
          </table:table-cell>
          <table:table-cell office:value-type="float" office:value="0.641" calcext:value-type="float">
            <text:p>0,64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625" calcext:value-type="float">
            <text:p>0,62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559" calcext:value-type="float">
            <text:p>0,55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1-hbear</text:p>
          </table:table-cell>
          <table:table-cell office:value-type="float" office:value="0.491" calcext:value-type="float">
            <text:p>0,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678" calcext:value-type="float">
            <text:p>0,67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53" calcext:value-type="float">
            <text:p>0,5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621" calcext:value-type="float">
            <text:p>0,62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605" calcext:value-type="float">
            <text:p>0,60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22" calcext:value-type="float">
            <text:p>0,922</text:p>
          </table:table-cell>
          <table:table-cell office:value-type="float" office:value="2200" calcext:value-type="float">
            <text:p>2200</text:p>
          </table:table-cell>
          <table:table-cell table:number-columns-repeated="101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632" calcext:value-type="float">
            <text:p>0,63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651" calcext:value-type="float">
            <text:p>0,65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4-hhorse</text:p>
          </table:table-cell>
          <table:table-cell office:value-type="float" office:value="0.687" calcext:value-type="float">
            <text:p>0,68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5-hbird</text:p>
          </table:table-cell>
          <table:table-cell office:value-type="float" office:value="0.713" calcext:value-type="float">
            <text:p>0,7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6-hdrago</text:p>
          </table:table-cell>
          <table:table-cell office:value-type="float" office:value="0.698" calcext:value-type="float">
            <text:p>0,69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7-hpony</text:p>
          </table:table-cell>
          <table:table-cell office:value-type="float" office:value="0.684" calcext:value-type="float">
            <text:p>0,68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22" calcext:value-type="float">
            <text:p>0,922</text:p>
          </table:table-cell>
          <table:table-cell office:value-type="float" office:value="5072" calcext:value-type="float">
            <text:p>5072</text:p>
          </table:table-cell>
          <table:table-cell table:number-columns-repeated="101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523" calcext:value-type="float">
            <text:p>0,5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706" calcext:value-type="float">
            <text:p>0,706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1-hbear</text:p>
          </table:table-cell>
          <table:table-cell office:value-type="float" office:value="0.786" calcext:value-type="float">
            <text:p>0,7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814" calcext:value-type="float">
            <text:p>0,81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826" calcext:value-type="float">
            <text:p>0,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492" calcext:value-type="float">
            <text:p>0,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764" calcext:value-type="float">
            <text:p>0,76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559" calcext:value-type="float">
            <text:p>0,55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26" calcext:value-type="float">
            <text:p>0,926</text:p>
          </table:table-cell>
          <table:table-cell office:value-type="float" office:value="2929" calcext:value-type="float">
            <text:p>2929</text:p>
          </table:table-cell>
          <table:table-cell table:number-columns-repeated="101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655" calcext:value-type="float">
            <text:p>0,65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1-hbear</text:p>
          </table:table-cell>
          <table:table-cell office:value-type="float" office:value="0.612" calcext:value-type="float">
            <text:p>0,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4-hhorse</text:p>
          </table:table-cell>
          <table:table-cell office:value-type="float" office:value="0.811" calcext:value-type="float">
            <text:p>0,8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55" calcext:value-type="float">
            <text:p>0,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19" calcext:value-type="float">
            <text:p>0,61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652" calcext:value-type="float">
            <text:p>0,65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684" calcext:value-type="float">
            <text:p>0,68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637" calcext:value-type="float">
            <text:p>0,637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14" calcext:value-type="float">
            <text:p>0,61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24" calcext:value-type="float">
            <text:p>0,924</text:p>
          </table:table-cell>
          <table:table-cell office:value-type="float" office:value="4747" calcext:value-type="float">
            <text:p>4747</text:p>
          </table:table-cell>
          <table:table-cell table:number-columns-repeated="101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664" calcext:value-type="float">
            <text:p>0,66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662" calcext:value-type="float">
            <text:p>0,66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481" calcext:value-type="float">
            <text:p>0,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48" calcext:value-type="float">
            <text:p>0,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589" calcext:value-type="float">
            <text:p>0,58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6-hdrago</text:p>
          </table:table-cell>
          <table:table-cell office:value-type="float" office:value="0.717" calcext:value-type="float">
            <text:p>0,71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73" calcext:value-type="float">
            <text:p>0,7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686" calcext:value-type="float">
            <text:p>0,68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686" calcext:value-type="float">
            <text:p>0,68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3" calcext:value-type="float">
            <text:p>0,93</text:p>
          </table:table-cell>
          <table:table-cell office:value-type="float" office:value="3407" calcext:value-type="float">
            <text:p>3407</text:p>
          </table:table-cell>
          <table:table-cell table:number-columns-repeated="101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741" calcext:value-type="float">
            <text:p>0,7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477" calcext:value-type="float">
            <text:p>0,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73" calcext:value-type="float">
            <text:p>0,7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7-hpony</text:p>
          </table:table-cell>
          <table:table-cell office:value-type="float" office:value="0.706" calcext:value-type="float">
            <text:p>0,70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673" calcext:value-type="float">
            <text:p>0,673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666" calcext:value-type="float">
            <text:p>0,66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664" calcext:value-type="float">
            <text:p>0,66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626" calcext:value-type="float">
            <text:p>0,62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911" calcext:value-type="float">
            <text:p>0,911</text:p>
          </table:table-cell>
          <table:table-cell office:value-type="float" office:value="1521" calcext:value-type="float">
            <text:p>1521</text:p>
          </table:table-cell>
          <table:table-cell table:number-columns-repeated="101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5-hbird</text:p>
          </table:table-cell>
          <table:table-cell office:value-type="float" office:value="0.398" calcext:value-type="float">
            <text:p>0,3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98" calcext:value-type="float">
            <text:p>0,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74" calcext:value-type="float">
            <text:p>0,7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711" calcext:value-type="float">
            <text:p>0,71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8-hfox</text:p>
          </table:table-cell>
          <table:table-cell office:value-type="float" office:value="0.668" calcext:value-type="float">
            <text:p>0,66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607" calcext:value-type="float">
            <text:p>0,6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726" calcext:value-type="float">
            <text:p>0,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604" calcext:value-type="float">
            <text:p>0,6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37" calcext:value-type="float">
            <text:p>0,937</text:p>
          </table:table-cell>
          <table:table-cell office:value-type="float" office:value="1671" calcext:value-type="float">
            <text:p>1671</text:p>
          </table:table-cell>
          <table:table-cell table:number-columns-repeated="101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74" calcext:value-type="float">
            <text:p>0,77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B01-bust</text:p>
          </table:table-cell>
          <table:table-cell office:value-type="float" office:value="0.811" calcext:value-type="float">
            <text:p>0,8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903" calcext:value-type="float">
            <text:p>0,903</text:p>
          </table:table-cell>
          <table:table-cell office:value-type="float" office:value="12705" calcext:value-type="float">
            <text:p>12705</text:p>
          </table:table-cell>
          <table:table-cell table:number-columns-repeated="101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92" calcext:value-type="float">
            <text:p>0,692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729" calcext:value-type="float">
            <text:p>0,72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614" calcext:value-type="float">
            <text:p>0,61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1-vsplt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19" calcext:value-type="float">
            <text:p>0,51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52" calcext:value-type="float">
            <text:p>0,652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96" calcext:value-type="float">
            <text:p>0,89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606" calcext:value-type="float">
            <text:p>0,6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604" calcext:value-type="float">
            <text:p>0,60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91" calcext:value-type="float">
            <text:p>0,891</text:p>
          </table:table-cell>
          <table:table-cell office:value-type="float" office:value="1254" calcext:value-type="float">
            <text:p>1254</text:p>
          </table:table-cell>
          <table:table-cell table:number-columns-repeated="101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55" calcext:value-type="float">
            <text:p>0,65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22" calcext:value-type="float">
            <text:p>0,922</text:p>
          </table:table-cell>
          <table:table-cell office:value-type="float" office:value="1552" calcext:value-type="float">
            <text:p>1552</text:p>
          </table:table-cell>
          <table:table-cell table:number-columns-repeated="101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535" calcext:value-type="float">
            <text:p>0,5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15" calcext:value-type="float">
            <text:p>0,61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6-nopan</text:p>
          </table:table-cell>
          <table:table-cell office:value-type="float" office:value="0.492" calcext:value-type="float">
            <text:p>0,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47" calcext:value-type="float">
            <text:p>0,847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728" calcext:value-type="float">
            <text:p>0,72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1-vsplt</text:p>
          </table:table-cell>
          <table:table-cell office:value-type="float" office:value="0.448" calcext:value-type="float">
            <text:p>0,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656" calcext:value-type="float">
            <text:p>0,65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814" calcext:value-type="float">
            <text:p>0,81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47" calcext:value-type="float">
            <text:p>0,64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94" calcext:value-type="float">
            <text:p>0,894</text:p>
          </table:table-cell>
          <table:table-cell office:value-type="float" office:value="652" calcext:value-type="float">
            <text:p>652</text:p>
          </table:table-cell>
          <table:table-cell table:number-columns-repeated="101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-</text:p>
          </table:table-cell>
          <table:table-cell office:value-type="float" office:value="0.773" calcext:value-type="float">
            <text:p>0,7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4" calcext:value-type="float">
            <text:p>0,894</text:p>
          </table:table-cell>
          <table:table-cell office:value-type="float" office:value="277" calcext:value-type="float">
            <text:p>277</text:p>
          </table:table-cell>
          <table:table-cell table:number-columns-repeated="101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717" calcext:value-type="float">
            <text:p>0,71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08" calcext:value-type="float">
            <text:p>0,908</text:p>
          </table:table-cell>
          <table:table-cell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824" calcext:value-type="float">
            <text:p>0,82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58" calcext:value-type="float">
            <text:p>0,65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694" calcext:value-type="float">
            <text:p>0,69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76" calcext:value-type="float">
            <text:p>0,876</text:p>
          </table:table-cell>
          <table:table-cell office:value-type="float" office:value="1339" calcext:value-type="float">
            <text:p>1339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11" calcext:value-type="float">
            <text:p>0,91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01" calcext:value-type="float">
            <text:p>0,90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 table:number-rows-repeated="10476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водная таблица_Select cmpo_1" table:style-name="ta2">
        <office:forms form:automatic-focus="false" form:apply-design-mode="false"/>
        <table:table-column table:style-name="co8" table:default-cell-style-name="ce5"/>
        <table:table-column table:style-name="co8" table:default-cell-style-name="ce11"/>
        <table:table-column table:style-name="co9" table:default-cell-style-name="ce20"/>
        <table:table-column table:style-name="co9" table:default-cell-style-name="ce33"/>
        <table:table-column table:style-name="co9" table:number-columns-repeated="3" table:default-cell-style-name="ce25"/>
        <table:table-column table:style-name="co9" table:default-cell-style-name="ce33"/>
        <table:table-column table:style-name="co9" table:number-columns-repeated="2" table:default-cell-style-name="ce25"/>
        <table:table-column table:style-name="co10" table:default-cell-style-name="ce25"/>
        <table:table-column table:style-name="co9" table:number-columns-repeated="9" table:default-cell-style-name="ce25"/>
        <table:table-column table:style-name="co9" table:number-columns-repeated="2" table:default-cell-style-name="ce33"/>
        <table:table-column table:style-name="co9" table:default-cell-style-name="ce25"/>
        <table:table-column table:style-name="co9" table:number-columns-repeated="6" table:default-cell-style-name="ce33"/>
        <table:table-column table:style-name="co8" table:default-cell-style-name="ce44"/>
        <table:table-column table:style-name="co8" table:default-cell-style-name="Default"/>
        <table:table-row table:style-name="ro2">
          <table:table-cell table:style-name="ce3" office:value-type="string" calcext:value-type="string">
            <text:p>Сумма - C</text:p>
          </table:table-cell>
          <table:table-cell table:style-name="ce9"/>
          <table:table-cell table:style-name="ce14" office:value-type="string" calcext:value-type="string">
            <text:p>Данные</text:p>
          </table:table-cell>
          <table:table-cell table:style-name="ce27" table:number-columns-repeated="26"/>
          <table:table-cell table:style-name="ce42"/>
          <table:table-cell/>
        </table:table-row>
        <table:table-row table:style-name="ro3">
          <table:table-cell table:style-name="ce4" office:value-type="string" calcext:value-type="string">
            <text:p>BNN</text:p>
          </table:table-cell>
          <table:table-cell table:style-name="ce10" office:value-type="string" calcext:value-type="string">
            <text:p>BOO</text:p>
          </table:table-cell>
          <table:table-cell table:style-name="ce15" office:value-type="string" calcext:value-type="string">
            <text:p>-</text:p>
          </table:table-cell>
          <table:table-cell table:style-name="ce28" office:value-type="string" calcext:value-type="string">
            <text:p>B01-bust</text:p>
          </table:table-cell>
          <table:table-cell table:style-name="ce28" office:value-type="string" calcext:value-type="string">
            <text:p>B02-boob</text:p>
          </table:table-cell>
          <table:table-cell table:style-name="ce28" office:value-type="string" calcext:value-type="string">
            <text:p>B03-shld</text:p>
          </table:table-cell>
          <table:table-cell table:style-name="ce28" office:value-type="string" calcext:value-type="string">
            <text:p>B04-sideb</text:p>
          </table:table-cell>
          <table:table-cell table:style-name="ce28" office:value-type="string" calcext:value-type="string">
            <text:p>B14-wing</text:p>
          </table:table-cell>
          <table:table-cell table:style-name="ce28" office:value-type="string" calcext:value-type="string">
            <text:p>B15-feral</text:p>
          </table:table-cell>
          <table:table-cell table:style-name="ce28" office:value-type="string" calcext:value-type="string">
            <text:p>H00-head</text:p>
          </table:table-cell>
          <table:table-cell table:style-name="ce28" office:value-type="string" calcext:value-type="string">
            <text:p>H16-hdrago</text:p>
          </table:table-cell>
          <table:table-cell table:style-name="ce28" office:value-type="string" calcext:value-type="string">
            <text:p>H17-hpony</text:p>
          </table:table-cell>
          <table:table-cell table:style-name="ce28" office:value-type="string" calcext:value-type="string">
            <text:p>H18-hfox</text:p>
          </table:table-cell>
          <table:table-cell table:style-name="ce28" office:value-type="string" calcext:value-type="string">
            <text:p>H19-hrabb</text:p>
          </table:table-cell>
          <table:table-cell table:style-name="ce28" office:value-type="string" calcext:value-type="string">
            <text:p>H20-hcat</text:p>
          </table:table-cell>
          <table:table-cell table:style-name="ce28" office:value-type="string" calcext:value-type="string">
            <text:p>H21-hbear</text:p>
          </table:table-cell>
          <table:table-cell table:style-name="ce28" office:value-type="string" calcext:value-type="string">
            <text:p>H24-hhorse</text:p>
          </table:table-cell>
          <table:table-cell table:style-name="ce28" office:value-type="string" calcext:value-type="string">
            <text:p>H25-hbird</text:p>
          </table:table-cell>
          <table:table-cell table:style-name="ce28" office:value-type="string" calcext:value-type="string">
            <text:p>S05-belly</text:p>
          </table:table-cell>
          <table:table-cell table:style-name="ce28" office:value-type="string" calcext:value-type="string">
            <text:p>S06-nopan</text:p>
          </table:table-cell>
          <table:table-cell table:style-name="ce28" office:value-type="string" calcext:value-type="string">
            <text:p>S07-butt</text:p>
          </table:table-cell>
          <table:table-cell table:style-name="ce28" office:value-type="string" calcext:value-type="string">
            <text:p>S08-ass</text:p>
          </table:table-cell>
          <table:table-cell table:style-name="ce28" office:value-type="string" calcext:value-type="string">
            <text:p>S09-split</text:p>
          </table:table-cell>
          <table:table-cell table:style-name="ce28" office:value-type="string" calcext:value-type="string">
            <text:p>S10-sprd</text:p>
          </table:table-cell>
          <table:table-cell table:style-name="ce28" office:value-type="string" calcext:value-type="string">
            <text:p>S11-vsplt</text:p>
          </table:table-cell>
          <table:table-cell table:style-name="ce28" office:value-type="string" calcext:value-type="string">
            <text:p>S12-vsprd</text:p>
          </table:table-cell>
          <table:table-cell table:style-name="ce28" office:value-type="string" calcext:value-type="string">
            <text:p>S13-hip</text:p>
          </table:table-cell>
          <table:table-cell table:style-name="ce28" office:value-type="string" calcext:value-type="string">
            <text:p>S22-jacko</text:p>
          </table:table-cell>
          <table:table-cell table:style-name="ce28" office:value-type="string" calcext:value-type="string">
            <text:p>S23-jackx</text:p>
          </table:table-cell>
          <table:table-cell table:style-name="ce43" office:value-type="string" calcext:value-type="string">
            <text:p>Итог Результат</text:p>
          </table:table-cell>
          <table:table-cell table:style-name="ce8" office:value-type="string" calcext:value-type="string">
            <text:p>DET &gt;0.7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NIME</text:p>
          </table:table-cell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  <table:table-cell/>
          <table:table-cell table:style-name="ce18" office:value-type="float" office:value="96" calcext:value-type="float">
            <text:p>96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5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47" office:value-type="string" calcext:value-type="string" table:number-columns-spanned="1" table:number-rows-spanned="2">
            <text:p>NEW</text:p>
          </table:table-cell>
        </table:table-row>
        <table:table-row table:style-name="ro3">
          <table:table-cell table:style-name="ce6"/>
          <table:table-cell table:style-name="ce12" office:value-type="string" calcext:value-type="string">
            <text:p>FURRY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67" calcext:value-type="float">
            <text:p>67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5" office:value-type="float" office:value="222" calcext:value-type="float">
            <text:p>222</text:p>
          </table:table-cell>
          <table:covered-table-cell table:style-name="ce47"/>
        </table:table-row>
        <table:table-row table:style-name="ro3">
          <table:table-cell office:value-type="string" calcext:value-type="string">
            <text:p>B01-bust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114" calcext:value-type="float">
            <text:p>114</text:p>
          </table:table-cell>
          <table:table-cell table:style-name="ce29" office:value-type="float" office:value="27985" calcext:value-type="float">
            <text:p>27985</text:p>
          </table:table-cell>
          <table:table-cell table:style-name="ce31" office:value-type="float" office:value="232" calcext:value-type="float">
            <text:p>232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4" calcext:value-type="float">
            <text:p>4</text:p>
          </table:table-cell>
          <table:table-cell table:style-name="ce25"/>
          <table:table-cell/>
          <table:table-cell table:style-name="ce23" office:value-type="float" office:value="1" calcext:value-type="float">
            <text:p>1</text:p>
          </table:table-cell>
          <table:table-cell table:number-columns-repeated="10"/>
          <table:table-cell table:style-name="ce25" table:number-columns-repeated="2"/>
          <table:table-cell/>
          <table:table-cell table:style-name="ce25" table:number-columns-repeated="6"/>
          <table:table-cell office:value-type="float" office:value="28403" calcext:value-type="float">
            <text:p>28403</text:p>
          </table:table-cell>
          <table:table-cell/>
        </table:table-row>
        <table:table-row table:style-name="ro3">
          <table:table-cell table:style-name="ce6"/>
          <table:table-cell table:style-name="ce12" office:value-type="string" calcext:value-type="string">
            <text:p>FURRY</text:p>
          </table:table-cell>
          <table:table-cell table:style-name="ce19" office:value-type="float" office:value="194" calcext:value-type="float">
            <text:p>194</text:p>
          </table:table-cell>
          <table:table-cell table:style-name="ce30" office:value-type="float" office:value="32305" calcext:value-type="float">
            <text:p>32305</text:p>
          </table:table-cell>
          <table:table-cell table:style-name="ce32" office:value-type="float" office:value="150" calcext:value-type="float">
            <text:p>150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3" table:number-columns-repeated="9"/>
          <table:table-cell table:style-name="ce22" office:value-type="float" office:value="3" calcext:value-type="float">
            <text:p>3</text:p>
          </table:table-cell>
          <table:table-cell table:style-name="ce33"/>
          <table:table-cell table:number-columns-repeated="2"/>
          <table:table-cell table:style-name="ce33"/>
          <table:table-cell table:number-columns-repeated="6"/>
          <table:table-cell table:style-name="ce45" office:value-type="float" office:value="32692" calcext:value-type="float">
            <text:p>32692</text:p>
          </table:table-cell>
          <table:table-cell/>
        </table:table-row>
        <table:table-row table:style-name="ro3">
          <table:table-cell office:value-type="string" calcext:value-type="string">
            <text:p>B02-boob</text:p>
          </table:table-cell>
          <table:table-cell office:value-type="string" calcext:value-type="string">
            <text:p>ANIME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238" calcext:value-type="float">
            <text:p>238</text:p>
          </table:table-cell>
          <table:table-cell table:style-name="ce29" office:value-type="float" office:value="20613" calcext:value-type="float">
            <text:p>20613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ce25"/>
          <table:table-cell table:number-columns-repeated="12"/>
          <table:table-cell table:style-name="ce25" table:number-columns-repeated="2"/>
          <table:table-cell/>
          <table:table-cell table:style-name="ce25" table:number-columns-repeated="5"/>
          <table:table-cell table:style-name="ce37"/>
          <table:table-cell office:value-type="float" office:value="20917" calcext:value-type="float">
            <text:p>20917</text:p>
          </table:table-cell>
          <table:table-cell/>
        </table:table-row>
        <table:table-row table:style-name="ro3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10" calcext:value-type="float">
            <text:p>10</text:p>
          </table:table-cell>
          <table:table-cell table:style-name="ce32" office:value-type="float" office:value="296" calcext:value-type="float">
            <text:p>296</text:p>
          </table:table-cell>
          <table:table-cell table:style-name="ce30" office:value-type="float" office:value="10740" calcext:value-type="float">
            <text:p>10740</text:p>
          </table:table-cell>
          <table:table-cell table:style-name="ce33"/>
          <table:table-cell table:style-name="ce22" office:value-type="float" office:value="8" calcext:value-type="float">
            <text:p>8</text:p>
          </table:table-cell>
          <table:table-cell/>
          <table:table-cell table:style-name="ce33" table:number-columns-repeated="12"/>
          <table:table-cell table:number-columns-repeated="2"/>
          <table:table-cell table:style-name="ce33"/>
          <table:table-cell table:number-columns-repeated="5"/>
          <table:table-cell table:style-name="ce38"/>
          <table:table-cell table:style-name="ce45" office:value-type="float" office:value="11054" calcext:value-type="float">
            <text:p>11054</text:p>
          </table:table-cell>
          <table:table-cell/>
        </table:table-row>
        <table:table-row table:style-name="ro3">
          <table:table-cell office:value-type="string" calcext:value-type="string">
            <text:p>B03-shld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136" calcext:value-type="float">
            <text:p>136</text:p>
          </table:table-cell>
          <table:table-cell table:style-name="ce23" office:value-type="float" office:value="53" calcext:value-type="float">
            <text:p>53</text:p>
          </table:table-cell>
          <table:table-cell/>
          <table:table-cell table:style-name="ce29" office:value-type="float" office:value="12095" calcext:value-type="float">
            <text:p>12095</text:p>
          </table:table-cell>
          <table:table-cell table:style-name="ce31" office:value-type="float" office:value="156" calcext:value-type="float">
            <text:p>156</text:p>
          </table:table-cell>
          <table:table-cell table:style-name="ce25"/>
          <table:table-cell table:number-columns-repeated="12"/>
          <table:table-cell table:style-name="ce25"/>
          <table:table-cell table:style-name="ce23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style-name="ce23" office:value-type="float" office:value="3" calcext:value-type="float">
            <text:p>3</text:p>
          </table:table-cell>
          <table:table-cell table:style-name="ce25" table:number-columns-repeated="2"/>
          <table:table-cell office:value-type="float" office:value="12444" calcext:value-type="float">
            <text:p>12444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19" office:value-type="float" office:value="153" calcext:value-type="float">
            <text:p>153</text:p>
          </table:table-cell>
          <table:table-cell table:style-name="ce22" office:value-type="float" office:value="37" calcext:value-type="float">
            <text:p>37</text:p>
          </table:table-cell>
          <table:table-cell table:style-name="ce33"/>
          <table:table-cell table:style-name="ce30" office:value-type="float" office:value="4259" calcext:value-type="float">
            <text:p>4259</text:p>
          </table:table-cell>
          <table:table-cell table:style-name="ce22" office:value-type="float" office:value="39" calcext:value-type="float">
            <text:p>39</text:p>
          </table:table-cell>
          <table:table-cell/>
          <table:table-cell table:style-name="ce33" table:number-columns-repeated="12"/>
          <table:table-cell table:number-columns-repeated="2"/>
          <table:table-cell table:style-name="ce33"/>
          <table:table-cell table:number-columns-repeated="6"/>
          <table:table-cell table:style-name="ce45" office:value-type="float" office:value="4488" calcext:value-type="float">
            <text:p>4488</text:p>
          </table:table-cell>
          <table:table-cell/>
        </table:table-row>
        <table:table-row table:style-name="ro3">
          <table:table-cell office:value-type="string" calcext:value-type="string">
            <text:p>B04-sideb</text:p>
          </table:table-cell>
          <table:table-cell office:value-type="string" calcext:value-type="string">
            <text:p>ANIME</text:p>
          </table:table-cell>
          <table:table-cell office:value-type="float" office:value="18" calcext:value-type="float">
            <text:p>18</text:p>
          </table:table-cell>
          <table:table-cell table:style-name="ce25"/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171" calcext:value-type="float">
            <text:p>171</text:p>
          </table:table-cell>
          <table:table-cell table:style-name="ce29" office:value-type="float" office:value="6811" calcext:value-type="float">
            <text:p>6811</text:p>
          </table:table-cell>
          <table:table-cell table:style-name="ce25"/>
          <table:table-cell table:number-columns-repeated="12"/>
          <table:table-cell table:style-name="ce25"/>
          <table:table-cell table:style-name="ce23" office:value-type="float" office:value="1" calcext:value-type="float">
            <text:p>1</text:p>
          </table:table-cell>
          <table:table-cell/>
          <table:table-cell table:style-name="ce25" table:number-columns-repeated="5"/>
          <table:table-cell table:style-name="ce37"/>
          <table:table-cell office:value-type="float" office:value="7020" calcext:value-type="float">
            <text:p>7020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15" calcext:value-type="float">
            <text:p>15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float" office:value="59" calcext:value-type="float">
            <text:p>59</text:p>
          </table:table-cell>
          <table:table-cell table:style-name="ce30" office:value-type="float" office:value="4120" calcext:value-type="float">
            <text:p>4120</text:p>
          </table:table-cell>
          <table:table-cell/>
          <table:table-cell table:style-name="ce33" table:number-columns-repeated="12"/>
          <table:table-cell table:number-columns-repeated="2"/>
          <table:table-cell table:style-name="ce33"/>
          <table:table-cell table:number-columns-repeated="3"/>
          <table:table-cell table:style-name="ce2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float" office:value="4197" calcext:value-type="float">
            <text:p>4197</text:p>
          </table:table-cell>
          <table:table-cell/>
        </table:table-row>
        <table:table-row table:style-name="ro2">
          <table:table-cell office:value-type="string" calcext:value-type="string">
            <text:p>B14-wing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110" calcext:value-type="float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9" office:value-type="float" office:value="1880" calcext:value-type="float">
            <text:p>1880</text:p>
          </table:table-cell>
          <table:table-cell table:number-columns-repeated="9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6"/>
          <table:table-cell office:value-type="float" office:value="1992" calcext:value-type="float">
            <text:p>1992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19" office:value-type="float" office:value="378" calcext:value-type="float">
            <text:p>378</text:p>
          </table:table-cell>
          <table:table-cell/>
          <table:table-cell table:style-name="ce33" table:number-columns-repeated="3"/>
          <table:table-cell table:style-name="ce30" office:value-type="float" office:value="14020" calcext:value-type="float">
            <text:p>14020</text:p>
          </table:table-cell>
          <table:table-cell table:style-name="ce22" office:value-type="float" office:value="2" calcext:value-type="float">
            <text:p>2</text:p>
          </table:table-cell>
          <table:table-cell table:style-name="ce33" table:number-columns-repeated="2"/>
          <table:table-cell table:style-name="ce22" office:value-type="float" office:value="1" calcext:value-type="float">
            <text:p>1</text:p>
          </table:table-cell>
          <table:table-cell table:style-name="ce33" table:number-columns-repeated="8"/>
          <table:table-cell table:number-columns-repeated="2"/>
          <table:table-cell table:style-name="ce33"/>
          <table:table-cell table:number-columns-repeated="6"/>
          <table:table-cell table:style-name="ce45" office:value-type="float" office:value="14401" calcext:value-type="float">
            <text:p>14401</text:p>
          </table:table-cell>
          <table:table-cell/>
        </table:table-row>
        <table:table-row table:style-name="ro2">
          <table:table-cell office:value-type="string" calcext:value-type="string">
            <text:p>B15-feral</text:p>
          </table:table-cell>
          <table:table-cell office:value-type="string" calcext:value-type="string">
            <text:p>ANIME</text:p>
          </table:table-cell>
          <table:table-cell office:value-type="float" office:value="18" calcext:value-type="float">
            <text:p>18</text:p>
          </table:table-cell>
          <table:table-cell table:style-name="ce25"/>
          <table:table-cell table:number-columns-repeated="3"/>
          <table:table-cell table:style-name="ce25"/>
          <table:table-cell table:style-name="ce29" office:value-type="float" office:value="555" calcext:value-type="float">
            <text:p>555</text:p>
          </table:table-cell>
          <table:table-cell table:number-columns-repeated="11"/>
          <table:table-cell table:style-name="ce25" table:number-columns-repeated="2"/>
          <table:table-cell/>
          <table:table-cell table:style-name="ce25" table:number-columns-repeated="5"/>
          <table:table-cell table:style-name="ce37"/>
          <table:table-cell office:value-type="float" office:value="573" calcext:value-type="float">
            <text:p>573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74" calcext:value-type="float">
            <text:p>74</text:p>
          </table:table-cell>
          <table:table-cell/>
          <table:table-cell table:style-name="ce33" table:number-columns-repeated="3"/>
          <table:table-cell/>
          <table:table-cell table:style-name="ce30" office:value-type="float" office:value="6265" calcext:value-type="float">
            <text:p>6265</text:p>
          </table:table-cell>
          <table:table-cell table:style-name="ce33" table:number-columns-repeated="11"/>
          <table:table-cell table:number-columns-repeated="2"/>
          <table:table-cell table:style-name="ce33"/>
          <table:table-cell table:number-columns-repeated="5"/>
          <table:table-cell table:style-name="ce38"/>
          <table:table-cell table:style-name="ce45" office:value-type="float" office:value="6339" calcext:value-type="float">
            <text:p>6339</text:p>
          </table:table-cell>
          <table:table-cell/>
        </table:table-row>
        <table:table-row table:style-name="ro2">
          <table:table-cell office:value-type="string" calcext:value-type="string">
            <text:p>H00-head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299" calcext:value-type="float">
            <text:p>299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29" office:value-type="float" office:value="61733" calcext:value-type="float">
            <text:p>6173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320" calcext:value-type="float">
            <text:p>3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6"/>
          <table:table-cell office:value-type="float" office:value="62669" calcext:value-type="float">
            <text:p>62669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47" calcext:value-type="float">
            <text:p>47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30" office:value-type="float" office:value="1433" calcext:value-type="float">
            <text:p>143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6"/>
          <table:table-cell table:style-name="ce45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H16-hdrago</text:p>
          </table:table-cell>
          <table:table-cell office:value-type="string" calcext:value-type="string">
            <text:p>ANIME</text:p>
          </table:table-cell>
          <table:table-cell office:value-type="float" office:value="17" calcext:value-type="float">
            <text:p>17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23" office:value-type="float" office:value="14" calcext:value-type="float">
            <text:p>14</text:p>
          </table:table-cell>
          <table:table-cell table:style-name="ce29" office:value-type="float" office:value="190" calcext:value-type="float">
            <text:p>190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number-columns-repeated="2" table:style-name="ce23" office:value-type="float" office:value="2" calcext:value-type="float">
            <text:p>2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5"/>
          <table:table-cell table:style-name="ce37"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39" calcext:value-type="float">
            <text:p>39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6960" calcext:value-type="float">
            <text:p>6960</text:p>
          </table:table-cell>
          <table:table-cell table:number-columns-repeated="2" table:style-name="ce22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7" calcext:value-type="float">
            <text:p>37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5"/>
          <table:table-cell table:style-name="ce38"/>
          <table:table-cell table:style-name="ce45" office:value-type="float" office:value="7186" calcext:value-type="float">
            <text:p>7186</text:p>
          </table:table-cell>
          <table:table-cell/>
        </table:table-row>
        <table:table-row table:style-name="ro2">
          <table:table-cell office:value-type="string" calcext:value-type="string">
            <text:p>H17-hpony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2" calcext:value-type="float">
            <text:p>2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96" calcext:value-type="float">
            <text:p>196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6"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14" calcext:value-type="float">
            <text:p>14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1" calcext:value-type="float">
            <text:p>21</text:p>
          </table:table-cell>
          <table:table-cell table:style-name="ce30" office:value-type="float" office:value="7209" calcext:value-type="float">
            <text:p>7209</text:p>
          </table:table-cell>
          <table:table-cell table:style-name="ce22" office:value-type="float" office:value="11" calcext:value-type="float">
            <text:p>11</text:p>
          </table:table-cell>
          <table:table-cell table:style-name="ce33"/>
          <table:table-cell table:style-name="ce22" office:value-type="float" office:value="9" calcext:value-type="float">
            <text:p>9</text:p>
          </table:table-cell>
          <table:table-cell table:style-name="ce33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" calcext:value-type="float">
            <text:p>3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6"/>
          <table:table-cell table:style-name="ce45" office:value-type="float" office:value="7299" calcext:value-type="float">
            <text:p>7299</text:p>
          </table:table-cell>
          <table:table-cell/>
        </table:table-row>
        <table:table-row table:style-name="ro2">
          <table:table-cell office:value-type="string" calcext:value-type="string">
            <text:p>H18-hfox</text:p>
          </table:table-cell>
          <table:table-cell office:value-type="string" calcext:value-type="string">
            <text:p>ANIME</text:p>
          </table:table-cell>
          <table:table-cell office:value-type="float" office:value="11" calcext:value-type="float">
            <text:p>11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245" calcext:value-type="float">
            <text:p>2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3"/>
          <table:table-cell table:style-name="ce25" table:number-columns-repeated="2"/>
          <table:table-cell/>
          <table:table-cell table:style-name="ce25" table:number-columns-repeated="5"/>
          <table:table-cell table:style-name="ce37"/>
          <table:table-cell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51" calcext:value-type="float">
            <text:p>51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0" calcext:value-type="float">
            <text:p>10</text:p>
          </table:table-cell>
          <table:table-cell table:style-name="ce30" office:value-type="float" office:value="12248" calcext:value-type="float">
            <text:p>12248</text:p>
          </table:table-cell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56" calcext:value-type="float">
            <text:p>156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5" calcext:value-type="float">
            <text:p>15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5"/>
          <table:table-cell table:style-name="ce38"/>
          <table:table-cell table:style-name="ce45" office:value-type="float" office:value="12687" calcext:value-type="float">
            <text:p>12687</text:p>
          </table:table-cell>
          <table:table-cell/>
        </table:table-row>
        <table:table-row table:style-name="ro2">
          <table:table-cell office:value-type="string" calcext:value-type="string">
            <text:p>H19-hrabb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37" calcext:value-type="float">
            <text:p>37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23" office:value-type="float" office:value="42" calcext:value-type="float">
            <text:p>4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/>
          <table:table-cell table:style-name="ce29" office:value-type="float" office:value="1860" calcext:value-type="float">
            <text:p>186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6"/>
          <table:table-cell office:value-type="float" office:value="1964" calcext:value-type="float">
            <text:p>1964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41" calcext:value-type="float">
            <text:p>41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30" office:value-type="float" office:value="6168" calcext:value-type="float">
            <text:p>616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6"/>
          <table:table-cell table:style-name="ce45" office:value-type="float" office:value="6288" calcext:value-type="float">
            <text:p>6288</text:p>
          </table:table-cell>
          <table:table-cell/>
        </table:table-row>
        <table:table-row table:style-name="ro2">
          <table:table-cell office:value-type="string" calcext:value-type="string">
            <text:p>H20-hcat</text:p>
          </table:table-cell>
          <table:table-cell office:value-type="string" calcext:value-type="string">
            <text:p>ANIME</text:p>
          </table:table-cell>
          <table:table-cell office:value-type="float" office:value="49" calcext:value-type="float">
            <text:p>4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5"/>
          <table:table-cell/>
          <table:table-cell table:style-name="ce31" office:value-type="float" office:value="223" calcext:value-type="float">
            <text:p>22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4887" calcext:value-type="float">
            <text:p>488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5"/>
          <table:table-cell table:style-name="ce37"/>
          <table:table-cell office:value-type="float" office:value="5216" calcext:value-type="float">
            <text:p>5216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46" calcext:value-type="float">
            <text:p>46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28" calcext:value-type="float">
            <text:p>128</text:p>
          </table:table-cell>
          <table:table-cell table:style-name="ce22" office:value-type="float" office:value="12" calcext:value-type="float">
            <text:p>12</text:p>
          </table:table-cell>
          <table:table-cell table:style-name="ce30" office:value-type="float" office:value="10875" calcext:value-type="float">
            <text:p>1087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5"/>
          <table:table-cell table:style-name="ce38"/>
          <table:table-cell table:style-name="ce45" office:value-type="float" office:value="11211" calcext:value-type="float">
            <text:p>11211</text:p>
          </table:table-cell>
          <table:table-cell/>
        </table:table-row>
        <table:table-row table:style-name="ro2">
          <table:table-cell office:value-type="string" calcext:value-type="string">
            <text:p>H21-hbear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14" calcext:value-type="float">
            <text:p>14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274" calcext:value-type="float">
            <text:p>274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2"/>
          <table:table-cell/>
          <table:table-cell table:style-name="ce25" table:number-columns-repeated="6"/>
          <table:table-cell office:value-type="float" office:value="302" calcext:value-type="float">
            <text:p>302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18" calcext:value-type="float">
            <text:p>18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9284" calcext:value-type="float">
            <text:p>928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6"/>
          <table:table-cell table:style-name="ce45" office:value-type="float" office:value="9352" calcext:value-type="float">
            <text:p>9352</text:p>
          </table:table-cell>
          <table:table-cell/>
        </table:table-row>
        <table:table-row table:style-name="ro2">
          <table:table-cell office:value-type="string" calcext:value-type="string">
            <text:p>H24-hhorse</text:p>
          </table:table-cell>
          <table:table-cell office:value-type="string" calcext:value-type="string">
            <text:p>ANIME</text:p>
          </table:table-cell>
          <table:table-cell office:value-type="float" office:value="13" calcext:value-type="float">
            <text:p>13</text:p>
          </table:table-cell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3" office:value-type="float" office:value="5" calcext:value-type="float">
            <text:p>5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9" office:value-type="float" office:value="1128" calcext:value-type="float">
            <text:p>1128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5"/>
          <table:table-cell table:style-name="ce37"/>
          <table:table-cell office:value-type="float" office:value="1148" calcext:value-type="float">
            <text:p>1148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float" office:value="6" calcext:value-type="float">
            <text:p>6</text:p>
          </table:table-cell>
          <table:table-cell table:style-name="ce30" office:value-type="float" office:value="3683" calcext:value-type="float">
            <text:p>3683</text:p>
          </table:table-cell>
          <table:table-cell table:style-name="ce22" office:value-type="float" office:value="5" calcext:value-type="float">
            <text:p>5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5"/>
          <table:table-cell table:style-name="ce38"/>
          <table:table-cell table:style-name="ce45" office:value-type="float" office:value="3778" calcext:value-type="float">
            <text:p>3778</text:p>
          </table:table-cell>
          <table:table-cell/>
        </table:table-row>
        <table:table-row table:style-name="ro2">
          <table:table-cell office:value-type="string" calcext:value-type="string">
            <text:p>H25-hbird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20" calcext:value-type="float">
            <text:p>20</text:p>
          </table:table-cell>
          <table:table-cell table:style-name="ce25"/>
          <table:table-cell table:number-columns-repeated="3"/>
          <table:table-cell table:style-name="ce25"/>
          <table:table-cell table:number-columns-repeated="5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490" calcext:value-type="float">
            <text:p>490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6"/>
          <table:table-cell office:value-type="float" office:value="514" calcext:value-type="float">
            <text:p>514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47" calcext:value-type="float">
            <text:p>47</text:p>
          </table:table-cell>
          <table:table-cell/>
          <table:table-cell table:style-name="ce33" table:number-columns-repeated="3"/>
          <table:table-cell/>
          <table:table-cell table:style-name="ce3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33"/>
          <table:table-cell table:style-name="ce22" office:value-type="float" office:value="3" calcext:value-type="float">
            <text:p>3</text:p>
          </table:table-cell>
          <table:table-cell table:style-name="ce33"/>
          <table:table-cell table:style-name="ce22" office:value-type="float" office:value="5" calcext:value-type="float">
            <text:p>5</text:p>
          </table:table-cell>
          <table:table-cell table:style-name="ce30" office:value-type="float" office:value="4727" calcext:value-type="float">
            <text:p>4727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number-columns-repeated="6"/>
          <table:table-cell table:style-name="ce45" office:value-type="float" office:value="4819" calcext:value-type="float">
            <text:p>4819</text:p>
          </table:table-cell>
          <table:table-cell/>
        </table:table-row>
        <table:table-row table:style-name="ro2">
          <table:table-cell office:value-type="string" calcext:value-type="string">
            <text:p>S05-belly</text:p>
          </table:table-cell>
          <table:table-cell office:value-type="string" calcext:value-type="string">
            <text:p>ANIME</text:p>
          </table:table-cell>
          <table:table-cell office:value-type="float" office:value="87" calcext:value-type="float">
            <text:p>87</text:p>
          </table:table-cell>
          <table:table-cell table:style-name="ce25"/>
          <table:table-cell table:number-columns-repeated="3"/>
          <table:table-cell table:style-name="ce25"/>
          <table:table-cell table:number-columns-repeated="10"/>
          <table:table-cell table:style-name="ce29" office:value-type="float" office:value="12556" calcext:value-type="float">
            <text:p>12556</text:p>
          </table:table-cell>
          <table:table-cell table:style-name="ce31" office:value-type="float" office:value="117" calcext:value-type="float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5"/>
          <table:table-cell table:style-name="ce23" office:value-type="float" office:value="11" calcext:value-type="float">
            <text:p>11</text:p>
          </table:table-cell>
          <table:table-cell table:style-name="ce25" table:number-columns-repeated="3"/>
          <table:table-cell table:style-name="ce23" office:value-type="float" office:value="27" calcext:value-type="float">
            <text:p>27</text:p>
          </table:table-cell>
          <table:table-cell table:style-name="ce25"/>
          <table:table-cell table:style-name="ce37"/>
          <table:table-cell office:value-type="float" office:value="12809" calcext:value-type="float">
            <text:p>12809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4" office:value-type="float" office:value="192" calcext:value-type="float">
            <text:p>192</text:p>
          </table:table-cell>
          <table:table-cell table:style-name="ce22" office:value-type="float" office:value="1" calcext:value-type="float">
            <text:p>1</text:p>
          </table:table-cell>
          <table:table-cell table:style-name="ce33" table:number-columns-repeated="3"/>
          <table:table-cell/>
          <table:table-cell table:style-name="ce33" table:number-columns-repeated="10"/>
          <table:table-cell table:style-name="ce30" office:value-type="float" office:value="25450" calcext:value-type="float">
            <text:p>25450</text:p>
          </table:table-cell>
          <table:table-cell table:style-name="ce32" office:value-type="float" office:value="82" calcext:value-type="float">
            <text:p>82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32" office:value-type="float" office:value="75" calcext:value-type="float">
            <text:p>7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/>
          <table:table-cell table:style-name="ce38"/>
          <table:table-cell table:style-name="ce45" office:value-type="float" office:value="25846" calcext:value-type="float">
            <text:p>25846</text:p>
          </table:table-cell>
          <table:table-cell/>
        </table:table-row>
        <table:table-row table:style-name="ro2">
          <table:table-cell office:value-type="string" calcext:value-type="string">
            <text:p>S06-nopan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7" calcext:value-type="float">
            <text:p>7</text:p>
          </table:table-cell>
          <table:table-cell table:style-name="ce25"/>
          <table:table-cell table:number-columns-repeated="3"/>
          <table:table-cell table:style-name="ce25"/>
          <table:table-cell table:number-columns-repeated="10"/>
          <table:table-cell table:style-name="ce31" office:value-type="float" office:value="88" calcext:value-type="float">
            <text:p>88</text:p>
          </table:table-cell>
          <table:table-cell table:style-name="ce29" office:value-type="float" office:value="7461" calcext:value-type="float">
            <text:p>7461</text:p>
          </table:table-cell>
          <table:table-cell table:style-name="ce25"/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5" table:number-columns-repeated="2"/>
          <table:table-cell table:style-name="ce23" office:value-type="float" office:value="7" calcext:value-type="float">
            <text:p>7</text:p>
          </table:table-cell>
          <table:table-cell table:style-name="ce25" table:number-columns-repeated="2"/>
          <table:table-cell office:value-type="float" office:value="7581" calcext:value-type="float">
            <text:p>7581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37" calcext:value-type="float">
            <text:p>37</text:p>
          </table:table-cell>
          <table:table-cell/>
          <table:table-cell table:style-name="ce33" table:number-columns-repeated="3"/>
          <table:table-cell/>
          <table:table-cell table:style-name="ce33" table:number-columns-repeated="10"/>
          <table:table-cell table:style-name="ce32" office:value-type="float" office:value="99" calcext:value-type="float">
            <text:p>99</text:p>
          </table:table-cell>
          <table:table-cell table:style-name="ce30" office:value-type="float" office:value="4343" calcext:value-type="float">
            <text:p>434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number-columns-repeated="2"/>
          <table:table-cell table:style-name="ce45" office:value-type="float" office:value="4494" calcext:value-type="float">
            <text:p>4494</text:p>
          </table:table-cell>
          <table:table-cell/>
        </table:table-row>
        <table:table-row table:style-name="ro2">
          <table:table-cell office:value-type="string" calcext:value-type="string">
            <text:p>S07-butt</text:p>
          </table:table-cell>
          <table:table-cell office:value-type="string" calcext:value-type="string">
            <text:p>ANIME</text:p>
          </table:table-cell>
          <table:table-cell office:value-type="float" office:value="23" calcext:value-type="float">
            <text:p>23</text:p>
          </table:table-cell>
          <table:table-cell table:style-name="ce25"/>
          <table:table-cell table:number-columns-repeated="3"/>
          <table:table-cell table:style-name="ce25"/>
          <table:table-cell table:number-columns-repeated="10"/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9865" calcext:value-type="float">
            <text:p>9865</text:p>
          </table:table-cell>
          <table:table-cell table:style-name="ce31" office:value-type="float" office:value="110" calcext:value-type="float">
            <text:p>110</text:p>
          </table:table-cell>
          <table:table-cell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5"/>
          <table:table-cell table:style-name="ce23" office:value-type="float" office:value="5" calcext:value-type="float">
            <text:p>5</text:p>
          </table:table-cell>
          <table:table-cell table:style-name="ce25"/>
          <table:table-cell table:style-name="ce35" office:value-type="float" office:value="3" calcext:value-type="float">
            <text:p>3</text:p>
          </table:table-cell>
          <table:table-cell office:value-type="float" office:value="10017" calcext:value-type="float">
            <text:p>10017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29" calcext:value-type="float">
            <text:p>29</text:p>
          </table:table-cell>
          <table:table-cell/>
          <table:table-cell table:style-name="ce33" table:number-columns-repeated="3"/>
          <table:table-cell/>
          <table:table-cell table:style-name="ce22" office:value-type="float" office:value="1" calcext:value-type="float">
            <text:p>1</text:p>
          </table:table-cell>
          <table:table-cell table:style-name="ce33" table:number-columns-repeated="9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2539" calcext:value-type="float">
            <text:p>2539</text:p>
          </table:table-cell>
          <table:table-cell table:style-name="ce22" office:value-type="float" office:value="26" calcext:value-type="float">
            <text:p>26</text:p>
          </table:table-cell>
          <table:table-cell table:style-name="ce33"/>
          <table:table-cell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38"/>
          <table:table-cell table:style-name="ce45" office:value-type="float" office:value="2624" calcext:value-type="float">
            <text:p>2624</text:p>
          </table:table-cell>
          <table:table-cell/>
        </table:table-row>
        <table:table-row table:style-name="ro2">
          <table:table-cell office:value-type="string" calcext:value-type="string">
            <text:p>S08-ass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6" calcext:value-type="float">
            <text:p>6</text:p>
          </table:table-cell>
          <table:table-cell table:style-name="ce25"/>
          <table:table-cell table:number-columns-repeated="3"/>
          <table:table-cell table:style-name="ce25"/>
          <table:table-cell table:number-columns-repeated="11"/>
          <table:table-cell table:style-name="ce23" office:value-type="float" office:value="4" calcext:value-type="float">
            <text:p>4</text:p>
          </table:table-cell>
          <table:table-cell table:style-name="ce31" office:value-type="float" office:value="93" calcext:value-type="float">
            <text:p>93</text:p>
          </table:table-cell>
          <table:table-cell table:style-name="ce29" office:value-type="float" office:value="5500" calcext:value-type="float">
            <text:p>5500</text:p>
          </table:table-cell>
          <table:table-cell/>
          <table:table-cell table:style-name="ce25" table:number-columns-repeated="3"/>
          <table:table-cell table:style-name="ce23" office:value-type="float" office:value="4" calcext:value-type="float">
            <text:p>4</text:p>
          </table:table-cell>
          <table:table-cell table:style-name="ce25"/>
          <table:table-cell table:style-name="ce23" office:value-type="float" office:value="4" calcext:value-type="float">
            <text:p>4</text:p>
          </table:table-cell>
          <table:table-cell office:value-type="float" office:value="5611" calcext:value-type="float">
            <text:p>5611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11" calcext:value-type="float">
            <text:p>11</text:p>
          </table:table-cell>
          <table:table-cell/>
          <table:table-cell table:style-name="ce33" table:number-columns-repeated="3"/>
          <table:table-cell/>
          <table:table-cell table:style-name="ce33" table:number-columns-repeated="11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30" office:value-type="float" office:value="3379" calcext:value-type="float">
            <text:p>3379</text:p>
          </table:table-cell>
          <table:table-cell table:style-name="ce33"/>
          <table:table-cell table:number-columns-repeated="3"/>
          <table:table-cell table:style-name="ce22"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45" office:value-type="float" office:value="3426" calcext:value-type="float">
            <text:p>3426</text:p>
          </table:table-cell>
          <table:table-cell/>
        </table:table-row>
        <table:table-row table:style-name="ro2">
          <table:table-cell office:value-type="string" calcext:value-type="string">
            <text:p>S09-split</text:p>
          </table:table-cell>
          <table:table-cell office:value-type="string" calcext:value-type="string">
            <text:p>ANIME</text:p>
          </table:table-cell>
          <table:table-cell office:value-type="float" office:value="5" calcext:value-type="float">
            <text:p>5</text:p>
          </table:table-cell>
          <table:table-cell table:style-name="ce25"/>
          <table:table-cell table:number-columns-repeated="3"/>
          <table:table-cell table:style-name="ce25"/>
          <table:table-cell table:number-columns-repeated="10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number-columns-repeated="2"/>
          <table:table-cell table:style-name="ce29" office:value-type="float" office:value="7070" calcext:value-type="float">
            <text:p>7070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8" calcext:value-type="float">
            <text:p>8</text:p>
          </table:table-cell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5"/>
          <table:table-cell table:style-name="ce37"/>
          <table:table-cell office:value-type="float" office:value="7126" calcext:value-type="float">
            <text:p>7126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28" calcext:value-type="float">
            <text:p>28</text:p>
          </table:table-cell>
          <table:table-cell/>
          <table:table-cell table:style-name="ce33" table:number-columns-repeated="3"/>
          <table:table-cell/>
          <table:table-cell table:style-name="ce33" table:number-columns-repeated="10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1678" calcext:value-type="float">
            <text:p>1678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/>
          <table:table-cell table:style-name="ce38"/>
          <table:table-cell table:style-name="ce45" office:value-type="float" office:value="1750" calcext:value-type="float">
            <text:p>1750</text:p>
          </table:table-cell>
          <table:table-cell/>
        </table:table-row>
        <table:table-row table:style-name="ro2">
          <table:table-cell office:value-type="string" calcext:value-type="string">
            <text:p>S10-sprd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2" calcext:value-type="float">
            <text:p>2</text:p>
          </table:table-cell>
          <table:table-cell table:style-name="ce25"/>
          <table:table-cell table:number-columns-repeated="3"/>
          <table:table-cell table:style-name="ce25"/>
          <table:table-cell table:number-columns-repeated="11"/>
          <table:table-cell table:style-name="ce23" office:value-type="float" office:value="2" calcext:value-type="float">
            <text:p>2</text:p>
          </table:table-cell>
          <table:table-cell table:style-name="ce25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9" calcext:value-type="float">
            <text:p>59</text:p>
          </table:table-cell>
          <table:table-cell table:style-name="ce29" office:value-type="float" office:value="4020" calcext:value-type="float">
            <text:p>4020</text:p>
          </table:table-cell>
          <table:table-cell table:style-name="ce25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number-columns-repeated="2"/>
          <table:table-cell office:value-type="float" office:value="4095" calcext:value-type="float">
            <text:p>4095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33" table:number-columns-repeated="3"/>
          <table:table-cell/>
          <table:table-cell table:style-name="ce33" table:number-columns-repeated="11"/>
          <table:table-cell table:style-name="ce22" office:value-type="float" office:value="3" calcext:value-type="float">
            <text:p>3</text:p>
          </table:table-cell>
          <table:table-cell table:number-columns-repeated="2"/>
          <table:table-cell table:style-name="ce22" office:value-type="float" office:value="23" calcext:value-type="float">
            <text:p>23</text:p>
          </table:table-cell>
          <table:table-cell table:style-name="ce30" office:value-type="float" office:value="1882" calcext:value-type="float">
            <text:p>1882</text:p>
          </table:table-cell>
          <table:table-cell table:number-columns-repeated="5"/>
          <table:table-cell table:style-name="ce45" office:value-type="float" office:value="1913" calcext:value-type="float">
            <text:p>1913</text:p>
          </table:table-cell>
          <table:table-cell/>
        </table:table-row>
        <table:table-row table:style-name="ro2">
          <table:table-cell office:value-type="string" calcext:value-type="string">
            <text:p>S11-vsplt</text:p>
          </table:table-cell>
          <table:table-cell office:value-type="string" calcext:value-type="string">
            <text:p>ANIME</text:p>
          </table:table-cell>
          <table:table-cell table:style-name="ce16"/>
          <table:table-cell table:style-name="ce25"/>
          <table:table-cell table:number-columns-repeated="3"/>
          <table:table-cell table:style-name="ce25"/>
          <table:table-cell table:number-columns-repeated="12"/>
          <table:table-cell table:style-name="ce25" table:number-columns-repeated="2"/>
          <table:table-cell table:style-name="ce23" office:value-type="float" office:value="7" calcext:value-type="float">
            <text:p>7</text:p>
          </table:table-cell>
          <table:table-cell table:style-name="ce25"/>
          <table:table-cell table:style-name="ce29" office:value-type="float" office:value="5253" calcext:value-type="float">
            <text:p>5253</text:p>
          </table:table-cell>
          <table:table-cell table:style-name="ce23" office:value-type="float" office:value="9" calcext:value-type="float">
            <text:p>9</text:p>
          </table:table-cell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37"/>
          <table:table-cell office:value-type="float" office:value="5270" calcext:value-type="float">
            <text:p>5270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17"/>
          <table:table-cell/>
          <table:table-cell table:style-name="ce33" table:number-columns-repeated="3"/>
          <table:table-cell/>
          <table:table-cell table:style-name="ce33" table:number-columns-repeated="10"/>
          <table:table-cell table:style-name="ce22" office:value-type="float" office:value="1" calcext:value-type="float">
            <text:p>1</text:p>
          </table:table-cell>
          <table:table-cell table:style-name="ce33"/>
          <table:table-cell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30" office:value-type="float" office:value="439" calcext:value-type="float">
            <text:p>439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/>
          <table:table-cell table:style-name="ce38"/>
          <table:table-cell table:style-name="ce45" office:value-type="float" office:value="449" calcext:value-type="float">
            <text:p>449</text:p>
          </table:table-cell>
          <table:table-cell/>
        </table:table-row>
        <table:table-row table:style-name="ro2">
          <table:table-cell office:value-type="string" calcext:value-type="string">
            <text:p>S12-vsprd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1" calcext:value-type="float">
            <text:p>1</text:p>
          </table:table-cell>
          <table:table-cell table:style-name="ce25"/>
          <table:table-cell table:number-columns-repeated="3"/>
          <table:table-cell table:style-name="ce25"/>
          <table:table-cell table:number-columns-repeated="12"/>
          <table:table-cell table:style-name="ce25" table:number-columns-repeated="2"/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9" office:value-type="float" office:value="1607" calcext:value-type="float">
            <text:p>1607</text:p>
          </table:table-cell>
          <table:table-cell table:style-name="ce25" table:number-columns-repeated="3"/>
          <table:table-cell office:value-type="float" office:value="1633" calcext:value-type="float">
            <text:p>1633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33" table:number-columns-repeated="3"/>
          <table:table-cell/>
          <table:table-cell table:style-name="ce33" table:number-columns-repeated="12"/>
          <table:table-cell table:number-columns-repeated="2"/>
          <table:table-cell table:style-name="ce33"/>
          <table:table-cell/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434" calcext:value-type="float">
            <text:p>434</text:p>
          </table:table-cell>
          <table:table-cell table:number-columns-repeated="3"/>
          <table:table-cell table:style-name="ce45" office:value-type="float" office:value="447" calcext:value-type="float">
            <text:p>447</text:p>
          </table:table-cell>
          <table:table-cell/>
        </table:table-row>
        <table:table-row table:style-name="ro2">
          <table:table-cell office:value-type="string" calcext:value-type="string">
            <text:p>S13-hip</text:p>
          </table:table-cell>
          <table:table-cell office:value-type="string" calcext:value-type="string">
            <text:p>ANIME</text:p>
          </table:table-cell>
          <table:table-cell office:value-type="float" office:value="36" calcext:value-type="float">
            <text:p>36</text:p>
          </table:table-cell>
          <table:table-cell table:style-name="ce25"/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style-name="ce29" office:value-type="float" office:value="9382" calcext:value-type="float">
            <text:p>9382</text:p>
          </table:table-cell>
          <table:table-cell table:style-name="ce25"/>
          <table:table-cell table:style-name="ce37"/>
          <table:table-cell office:value-type="float" office:value="9442" calcext:value-type="float">
            <text:p>9442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1" office:value-type="float" office:value="77" calcext:value-type="float">
            <text:p>77</text:p>
          </table:table-cell>
          <table:table-cell/>
          <table:table-cell table:style-name="ce33" table:number-columns-repeated="3"/>
          <table:table-cell/>
          <table:table-cell table:style-name="ce33" table:number-columns-repeated="10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  <table:table-cell table:style-name="ce30" office:value-type="float" office:value="3878" calcext:value-type="float">
            <text:p>3878</text:p>
          </table:table-cell>
          <table:table-cell/>
          <table:table-cell table:style-name="ce38"/>
          <table:table-cell table:style-name="ce45" office:value-type="float" office:value="3994" calcext:value-type="float">
            <text:p>3994</text:p>
          </table:table-cell>
          <table:table-cell/>
        </table:table-row>
        <table:table-row table:style-name="ro2">
          <table:table-cell office:value-type="string" calcext:value-type="string">
            <text:p>S22-jacko</text:p>
          </table:table-cell>
          <table:table-cell office:value-type="string" calcext:value-type="string">
            <text:p>ANIME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12"/>
          <table:table-cell table:style-name="ce23" office:value-type="float" office:value="1" calcext:value-type="float">
            <text:p>1</text:p>
          </table:table-cell>
          <table:table-cell table:style-name="ce25"/>
          <table:table-cell/>
          <table:table-cell table:style-name="ce25" table:number-columns-repeated="4"/>
          <table:table-cell table:style-name="ce29" office:value-type="float" office:value="1541" calcext:value-type="float">
            <text:p>1541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33" table:number-columns-repeated="3"/>
          <table:table-cell/>
          <table:table-cell table:style-name="ce33" table:number-columns-repeated="12"/>
          <table:table-cell table:style-name="ce22" office:value-type="float" office:value="1" calcext:value-type="float">
            <text:p>1</text:p>
          </table:table-cell>
          <table:table-cell/>
          <table:table-cell table:style-name="ce33"/>
          <table:table-cell table:number-columns-repeated="4"/>
          <table:table-cell table:style-name="ce30" office:value-type="float" office:value="1362" calcext:value-type="float">
            <text:p>1362</text:p>
          </table:table-cell>
          <table:table-cell/>
          <table:table-cell table:style-name="ce45" office:value-type="float" office:value="1366" calcext:value-type="float">
            <text:p>1366</text:p>
          </table:table-cell>
          <table:table-cell/>
        </table:table-row>
        <table:table-row table:style-name="ro2">
          <table:table-cell office:value-type="string" calcext:value-type="string">
            <text:p>S23-jackx</text:p>
          </table:table-cell>
          <table:table-cell office:value-type="string" calcext:value-type="string">
            <text:p>ANIME</text:p>
          </table:table-cell>
          <table:table-cell office:value-type="float" office:value="2" calcext:value-type="float">
            <text:p>2</text:p>
          </table:table-cell>
          <table:table-cell table:style-name="ce25"/>
          <table:table-cell table:number-columns-repeated="3"/>
          <table:table-cell table:style-name="ce25"/>
          <table:table-cell table:number-columns-repeated="12"/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5" table:number-columns-repeated="3"/>
          <table:table-cell table:style-name="ce23" office:value-type="float" office:value="1" calcext:value-type="float">
            <text:p>1</text:p>
          </table:table-cell>
          <table:table-cell table:style-name="ce39"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/>
        </table:table-row>
        <table:table-row table:style-name="ro2">
          <table:table-cell table:style-name="ce6"/>
          <table:table-cell table:style-name="ce12" office:value-type="string" calcext:value-type="string">
            <text:p>FURRY</text:p>
          </table:table-cell>
          <table:table-cell table:style-name="ce17"/>
          <table:table-cell/>
          <table:table-cell table:style-name="ce33" table:number-columns-repeated="3"/>
          <table:table-cell/>
          <table:table-cell table:style-name="ce33" table:number-columns-repeated="12"/>
          <table:table-cell/>
          <table:table-cell table:style-name="ce22" office:value-type="float" office:value="5" calcext:value-type="float">
            <text:p>5</text:p>
          </table:table-cell>
          <table:table-cell table:style-name="ce33"/>
          <table:table-cell table:number-columns-repeated="5"/>
          <table:table-cell table:style-name="ce40" office:value-type="float" office:value="430" calcext:value-type="float">
            <text:p>430</text:p>
          </table:table-cell>
          <table:table-cell table:style-name="ce45" office:value-type="float" office:value="435" calcext:value-type="float">
            <text:p>435</text:p>
          </table:table-cell>
          <table:table-cell/>
        </table:table-row>
        <table:table-row table:style-name="ro2">
          <table:table-cell table:style-name="ce7" office:value-type="string" calcext:value-type="string">
            <text:p>Итог Результат</text:p>
          </table:table-cell>
          <table:table-cell table:style-name="ce13"/>
          <table:table-cell table:style-name="ce26" office:value-type="float" office:value="2572" calcext:value-type="float">
            <text:p>2572</text:p>
          </table:table-cell>
          <table:table-cell table:style-name="ce34" office:value-type="float" office:value="60946" calcext:value-type="float">
            <text:p>60946</text:p>
          </table:table-cell>
          <table:table-cell table:style-name="ce34" office:value-type="float" office:value="31760" calcext:value-type="float">
            <text:p>31760</text:p>
          </table:table-cell>
          <table:table-cell table:style-name="ce34" office:value-type="float" office:value="16703" calcext:value-type="float">
            <text:p>16703</text:p>
          </table:table-cell>
          <table:table-cell table:style-name="ce34" office:value-type="float" office:value="11195" calcext:value-type="float">
            <text:p>11195</text:p>
          </table:table-cell>
          <table:table-cell table:style-name="ce34" office:value-type="float" office:value="15981" calcext:value-type="float">
            <text:p>15981</text:p>
          </table:table-cell>
          <table:table-cell table:style-name="ce34" office:value-type="float" office:value="6849" calcext:value-type="float">
            <text:p>6849</text:p>
          </table:table-cell>
          <table:table-cell table:style-name="ce34" office:value-type="float" office:value="63660" calcext:value-type="float">
            <text:p>63660</text:p>
          </table:table-cell>
          <table:table-cell table:style-name="ce34" office:value-type="float" office:value="7334" calcext:value-type="float">
            <text:p>7334</text:p>
          </table:table-cell>
          <table:table-cell table:style-name="ce34" office:value-type="float" office:value="7491" calcext:value-type="float">
            <text:p>7491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8389" calcext:value-type="float">
            <text:p>8389</text:p>
          </table:table-cell>
          <table:table-cell table:style-name="ce34" office:value-type="float" office:value="16407" calcext:value-type="float">
            <text:p>16407</text:p>
          </table:table-cell>
          <table:table-cell table:style-name="ce34" office:value-type="float" office:value="9759" calcext:value-type="float">
            <text:p>9759</text:p>
          </table:table-cell>
          <table:table-cell table:style-name="ce34" office:value-type="float" office:value="5096" calcext:value-type="float">
            <text:p>5096</text:p>
          </table:table-cell>
          <table:table-cell table:style-name="ce34" office:value-type="float" office:value="5328" calcext:value-type="float">
            <text:p>5328</text:p>
          </table:table-cell>
          <table:table-cell table:style-name="ce34" office:value-type="float" office:value="38340" calcext:value-type="float">
            <text:p>38340</text:p>
          </table:table-cell>
          <table:table-cell table:style-name="ce34" office:value-type="float" office:value="12030" calcext:value-type="float">
            <text:p>12030</text:p>
          </table:table-cell>
          <table:table-cell table:style-name="ce34" office:value-type="float" office:value="12576" calcext:value-type="float">
            <text:p>12576</text:p>
          </table:table-cell>
          <table:table-cell table:style-name="ce34" office:value-type="float" office:value="9045" calcext:value-type="float">
            <text:p>9045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5978" calcext:value-type="float">
            <text:p>5978</text:p>
          </table:table-cell>
          <table:table-cell table:style-name="ce34" office:value-type="float" office:value="5729" calcext:value-type="float">
            <text:p>5729</text:p>
          </table:table-cell>
          <table:table-cell table:style-name="ce34" office:value-type="float" office:value="2066" calcext:value-type="float">
            <text:p>2066</text:p>
          </table:table-cell>
          <table:table-cell table:style-name="ce34" office:value-type="float" office:value="13387" calcext:value-type="float">
            <text:p>13387</text:p>
          </table:table-cell>
          <table:table-cell table:style-name="ce34" office:value-type="float" office:value="2907" calcext:value-type="float">
            <text:p>2907</text:p>
          </table:table-cell>
          <table:table-cell table:style-name="ce41" office:value-type="float" office:value="2045" calcext:value-type="float">
            <text:p>2045</text:p>
          </table:table-cell>
          <table:table-cell table:style-name="ce46" office:value-type="float" office:value="395208" calcext:value-type="float">
            <text:p>395208</text:p>
          </table:table-cell>
          <table:table-cell/>
        </table:table-row>
        <table:table-row table:style-name="ro3">
          <table:table-cell table:style-name="ce8" office:value-type="string" calcext:value-type="string">
            <text:p>DATASET</text:p>
          </table:table-cell>
          <table:table-cell table:style-name="ce8"/>
          <table:table-cell table:style-name="ce8" office:value-type="string" calcext:value-type="string">
            <text:p>UNDET</text:p>
          </table:table-cell>
          <table:table-cell table:style-name="Default" table:number-columns-repeated="27"/>
          <table:table-cell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&gt;0.35</text:p>
          </table:table-cell>
          <table:table-cell table:style-name="Default" table:number-columns-repeated="27"/>
          <table:table-cell/>
        </table:table-row>
      </table:table>
      <table:table table:name="SQL Statement" table:style-name="ta3">
        <table:table-column table:style-name="co11" table:default-cell-style-name="ce2"/>
        <table:table-column table:style-name="co7" table:number-columns-repeated="1023" table:default-cell-style-name="Default"/>
        <table:table-row table:style-name="ro1">
          <table:table-cell office:value-type="string" calcext:value-type="string">
            <text:p>select decode(booru,'tbib.org','FURRY','e621.net','FURRY','ANIME') boo,</text:p>
            <text:p>       case when exif_ar between 0.8 and 1.2 then 'S' when exif_ar&gt;1 then 'L' else 'V' end ar,</text:p>
            <text:p>       objp.ll('XX'||obj)||lpad(obj,2,'0')||'-'||ann ann, objp.ll('XX'||bobj)||lpad(bobj,2,'0')||'-'||bnn bnn,</text:p>
            <text:p>       round(avg(prob),3) aprob,</text:p>
            <text:p>       count(*) c</text:p>
            <text:p>from cmpo</text:p>
            <text:p>where nvl(suppr,-1)&lt;0</text:p>
            <text:p>group by decode(booru,'tbib.org','FURRY','e621.net','FURRY','ANIME'),</text:p>
            <text:p>         case when exif_ar between 0.8 and 1.2 then 'S' when exif_ar&gt;1 then 'L' else 'V' end,</text:p>
            <text:p>         objp.ll('XX'||obj)||lpad(obj,2,'0')||'-'||ann, objp.ll('XX'||bobj)||lpad(bobj,2,'0')||'-'||bnn --, nvl(substr(q,1,1),'B')</text:p>
            <text:p>order by 1, 2, 3 -- 3, 4, 2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Сводная таблица_Select cmpo_1'.A1:'Сводная таблица_Select cmpo_1'.AD57" table:buttons="'Сводная таблица_Select cmpo_1'.A2 'Сводная таблица_Select cmpo_1'.B2 'Сводная таблица_Select cmpo_1'.C1" table:show-filter-button="false" table:drill-down-on-double-click="false">
          <table:source-cell-range table:cell-range-address="'Select cmpo'.A1:'Select cmpo'.G9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" table:orientation="column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B01-bust" table:display="true" table:show-details="true"/>
                <table:data-pilot-member table:name="B02-boob" table:display="true" table:show-details="true"/>
                <table:data-pilot-member table:name="B03-shld" table:display="true" table:show-details="true"/>
                <table:data-pilot-member table:name="B04-sideb" table:display="true" table:show-details="true"/>
                <table:data-pilot-member table:name="B14-wing" table:display="true" table:show-details="true"/>
                <table:data-pilot-member table:name="B15-feral" table:display="true" table:show-details="true"/>
                <table:data-pilot-member table:name="H00-head" table:display="true" table:show-details="true"/>
                <table:data-pilot-member table:name="H16-hdrago" table:display="true" table:show-details="true"/>
                <table:data-pilot-member table:name="H17-hpony" table:display="true" table:show-details="true"/>
                <table:data-pilot-member table:name="H18-hfox" table:display="true" table:show-details="true"/>
                <table:data-pilot-member table:name="H19-hrabb" table:display="true" table:show-details="true"/>
                <table:data-pilot-member table:name="H20-hcat" table:display="true" table:show-details="true"/>
                <table:data-pilot-member table:name="H21-hbear" table:display="true" table:show-details="true"/>
                <table:data-pilot-member table:name="H24-hhorse" table:display="true" table:show-details="true"/>
                <table:data-pilot-member table:name="H25-hbird" table:display="true" table:show-details="true"/>
                <table:data-pilot-member table:name="S05-belly" table:display="true" table:show-details="true"/>
                <table:data-pilot-member table:name="S06-nopan" table:display="true" table:show-details="true"/>
                <table:data-pilot-member table:name="S07-butt" table:display="true" table:show-details="true"/>
                <table:data-pilot-member table:name="S08-ass" table:display="true" table:show-details="true"/>
                <table:data-pilot-member table:name="S09-split" table:display="true" table:show-details="true"/>
                <table:data-pilot-member table:name="S10-sprd" table:display="true" table:show-details="true"/>
                <table:data-pilot-member table:name="S11-vsplt" table:display="true" table:show-details="true"/>
                <table:data-pilot-member table:name="S12-vsprd" table:display="true" table:show-details="true"/>
                <table:data-pilot-member table:name="S13-hip" table:display="true" table:show-details="true"/>
                <table:data-pilot-member table:name="S22-jacko" table:display="true" table:show-details="true"/>
                <table:data-pilot-member table:name="S23-jack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NN" table:orientation="row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B01-bust" table:display="true" table:show-details="true"/>
                <table:data-pilot-member table:name="B02-boob" table:display="true" table:show-details="true"/>
                <table:data-pilot-member table:name="B03-shld" table:display="true" table:show-details="true"/>
                <table:data-pilot-member table:name="B04-sideb" table:display="true" table:show-details="true"/>
                <table:data-pilot-member table:name="B14-wing" table:display="true" table:show-details="true"/>
                <table:data-pilot-member table:name="B15-feral" table:display="true" table:show-details="true"/>
                <table:data-pilot-member table:name="H00-head" table:display="true" table:show-details="true"/>
                <table:data-pilot-member table:name="H16-hdrago" table:display="true" table:show-details="true"/>
                <table:data-pilot-member table:name="H17-hpony" table:display="true" table:show-details="true"/>
                <table:data-pilot-member table:name="H18-hfox" table:display="true" table:show-details="true"/>
                <table:data-pilot-member table:name="H19-hrabb" table:display="true" table:show-details="true"/>
                <table:data-pilot-member table:name="H20-hcat" table:display="true" table:show-details="true"/>
                <table:data-pilot-member table:name="H21-hbear" table:display="true" table:show-details="true"/>
                <table:data-pilot-member table:name="H24-hhorse" table:display="true" table:show-details="true"/>
                <table:data-pilot-member table:name="H25-hbird" table:display="true" table:show-details="true"/>
                <table:data-pilot-member table:name="S05-belly" table:display="true" table:show-details="true"/>
                <table:data-pilot-member table:name="S06-nopan" table:display="true" table:show-details="true"/>
                <table:data-pilot-member table:name="S07-butt" table:display="true" table:show-details="true"/>
                <table:data-pilot-member table:name="S08-ass" table:display="true" table:show-details="true"/>
                <table:data-pilot-member table:name="S09-split" table:display="true" table:show-details="true"/>
                <table:data-pilot-member table:name="S10-sprd" table:display="true" table:show-details="true"/>
                <table:data-pilot-member table:name="S11-vsplt" table:display="true" table:show-details="true"/>
                <table:data-pilot-member table:name="S12-vsprd" table:display="true" table:show-details="true"/>
                <table:data-pilot-member table:name="S13-hip" table:display="true" table:show-details="true"/>
                <table:data-pilot-member table:name="S22-jacko" table:display="true" table:show-details="true"/>
                <table:data-pilot-member table:name="S23-jack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O" table:orientation="row" table:used-hierarchy="0" table:function="auto">
            <table:data-pilot-level table:show-empty="false" calcext:repeat-item-labels="false">
              <table:data-pilot-members>
                <table:data-pilot-member table:name="ANIME" table:display="true" table:show-details="true"/>
                <table:data-pilot-member table:name="FUR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107" table:display="true" table:show-details="true"/>
                <table:data-pilot-member table:name="110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4" table:display="true" table:show-details="true"/>
                <table:data-pilot-member table:name="139" table:display="true" table:show-details="true"/>
                <table:data-pilot-member table:name="143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74" table:display="true" table:show-details="true"/>
                <table:data-pilot-member table:name="177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215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69" table:display="true" table:show-details="true"/>
                <table:data-pilot-member table:name="277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9" table:display="true" table:show-details="true"/>
                <table:data-pilot-member table:name="322" table:display="true" table:show-details="true"/>
                <table:data-pilot-member table:name="340" table:display="true" table:show-details="true"/>
                <table:data-pilot-member table:name="351" table:display="true" table:show-details="true"/>
                <table:data-pilot-member table:name="374" table:display="true" table:show-details="true"/>
                <table:data-pilot-member table:name="394" table:display="true" table:show-details="true"/>
                <table:data-pilot-member table:name="401" table:display="true" table:show-details="true"/>
                <table:data-pilot-member table:name="403" table:display="true" table:show-details="true"/>
                <table:data-pilot-member table:name="422" table:display="true" table:show-details="true"/>
                <table:data-pilot-member table:name="470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554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99" table:display="true" table:show-details="true"/>
                <table:data-pilot-member table:name="616" table:display="true" table:show-details="true"/>
                <table:data-pilot-member table:name="652" table:display="true" table:show-details="true"/>
                <table:data-pilot-member table:name="665" table:display="true" table:show-details="true"/>
                <table:data-pilot-member table:name="703" table:display="true" table:show-details="true"/>
                <table:data-pilot-member table:name="707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39" table:display="true" table:show-details="true"/>
                <table:data-pilot-member table:name="743" table:display="true" table:show-details="true"/>
                <table:data-pilot-member table:name="768" table:display="true" table:show-details="true"/>
                <table:data-pilot-member table:name="797" table:display="true" table:show-details="true"/>
                <table:data-pilot-member table:name="799" table:display="true" table:show-details="true"/>
                <table:data-pilot-member table:name="831" table:display="true" table:show-details="true"/>
                <table:data-pilot-member table:name="836" table:display="true" table:show-details="true"/>
                <table:data-pilot-member table:name="876" table:display="true" table:show-details="true"/>
                <table:data-pilot-member table:name="884" table:display="true" table:show-details="true"/>
                <table:data-pilot-member table:name="900" table:display="true" table:show-details="true"/>
                <table:data-pilot-member table:name="929" table:display="true" table:show-details="true"/>
                <table:data-pilot-member table:name="936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1045" table:display="true" table:show-details="true"/>
                <table:data-pilot-member table:name="1093" table:display="true" table:show-details="true"/>
                <table:data-pilot-member table:name="1162" table:display="true" table:show-details="true"/>
                <table:data-pilot-member table:name="1169" table:display="true" table:show-details="true"/>
                <table:data-pilot-member table:name="1172" table:display="true" table:show-details="true"/>
                <table:data-pilot-member table:name="1215" table:display="true" table:show-details="true"/>
                <table:data-pilot-member table:name="1243" table:display="true" table:show-details="true"/>
                <table:data-pilot-member table:name="1246" table:display="true" table:show-details="true"/>
                <table:data-pilot-member table:name="1254" table:display="true" table:show-details="true"/>
                <table:data-pilot-member table:name="1269" table:display="true" table:show-details="true"/>
                <table:data-pilot-member table:name="1339" table:display="true" table:show-details="true"/>
                <table:data-pilot-member table:name="1423" table:display="true" table:show-details="true"/>
                <table:data-pilot-member table:name="1439" table:display="true" table:show-details="true"/>
                <table:data-pilot-member table:name="1459" table:display="true" table:show-details="true"/>
                <table:data-pilot-member table:name="1472" table:display="true" table:show-details="true"/>
                <table:data-pilot-member table:name="1508" table:display="true" table:show-details="true"/>
                <table:data-pilot-member table:name="1521" table:display="true" table:show-details="true"/>
                <table:data-pilot-member table:name="1524" table:display="true" table:show-details="true"/>
                <table:data-pilot-member table:name="1536" table:display="true" table:show-details="true"/>
                <table:data-pilot-member table:name="1552" table:display="true" table:show-details="true"/>
                <table:data-pilot-member table:name="1610" table:display="true" table:show-details="true"/>
                <table:data-pilot-member table:name="1623" table:display="true" table:show-details="true"/>
                <table:data-pilot-member table:name="1671" table:display="true" table:show-details="true"/>
                <table:data-pilot-member table:name="1708" table:display="true" table:show-details="true"/>
                <table:data-pilot-member table:name="1797" table:display="true" table:show-details="true"/>
                <table:data-pilot-member table:name="1801" table:display="true" table:show-details="true"/>
                <table:data-pilot-member table:name="1804" table:display="true" table:show-details="true"/>
                <table:data-pilot-member table:name="1866" table:display="true" table:show-details="true"/>
                <table:data-pilot-member table:name="1923" table:display="true" table:show-details="true"/>
                <table:data-pilot-member table:name="1995" table:display="true" table:show-details="true"/>
                <table:data-pilot-member table:name="2011" table:display="true" table:show-details="true"/>
                <table:data-pilot-member table:name="2013" table:display="true" table:show-details="true"/>
                <table:data-pilot-member table:name="2096" table:display="true" table:show-details="true"/>
                <table:data-pilot-member table:name="2200" table:display="true" table:show-details="true"/>
                <table:data-pilot-member table:name="2270" table:display="true" table:show-details="true"/>
                <table:data-pilot-member table:name="2354" table:display="true" table:show-details="true"/>
                <table:data-pilot-member table:name="2431" table:display="true" table:show-details="true"/>
                <table:data-pilot-member table:name="2466" table:display="true" table:show-details="true"/>
                <table:data-pilot-member table:name="2528" table:display="true" table:show-details="true"/>
                <table:data-pilot-member table:name="2595" table:display="true" table:show-details="true"/>
                <table:data-pilot-member table:name="2637" table:display="true" table:show-details="true"/>
                <table:data-pilot-member table:name="2655" table:display="true" table:show-details="true"/>
                <table:data-pilot-member table:name="2690" table:display="true" table:show-details="true"/>
                <table:data-pilot-member table:name="2763" table:display="true" table:show-details="true"/>
                <table:data-pilot-member table:name="2925" table:display="true" table:show-details="true"/>
                <table:data-pilot-member table:name="2929" table:display="true" table:show-details="true"/>
                <table:data-pilot-member table:name="2948" table:display="true" table:show-details="true"/>
                <table:data-pilot-member table:name="2991" table:display="true" table:show-details="true"/>
                <table:data-pilot-member table:name="3027" table:display="true" table:show-details="true"/>
                <table:data-pilot-member table:name="3401" table:display="true" table:show-details="true"/>
                <table:data-pilot-member table:name="3407" table:display="true" table:show-details="true"/>
                <table:data-pilot-member table:name="3542" table:display="true" table:show-details="true"/>
                <table:data-pilot-member table:name="3905" table:display="true" table:show-details="true"/>
                <table:data-pilot-member table:name="3929" table:display="true" table:show-details="true"/>
                <table:data-pilot-member table:name="4059" table:display="true" table:show-details="true"/>
                <table:data-pilot-member table:name="4076" table:display="true" table:show-details="true"/>
                <table:data-pilot-member table:name="4205" table:display="true" table:show-details="true"/>
                <table:data-pilot-member table:name="4210" table:display="true" table:show-details="true"/>
                <table:data-pilot-member table:name="4394" table:display="true" table:show-details="true"/>
                <table:data-pilot-member table:name="4528" table:display="true" table:show-details="true"/>
                <table:data-pilot-member table:name="4581" table:display="true" table:show-details="true"/>
                <table:data-pilot-member table:name="4686" table:display="true" table:show-details="true"/>
                <table:data-pilot-member table:name="4689" table:display="true" table:show-details="true"/>
                <table:data-pilot-member table:name="4747" table:display="true" table:show-details="true"/>
                <table:data-pilot-member table:name="4822" table:display="true" table:show-details="true"/>
                <table:data-pilot-member table:name="5001" table:display="true" table:show-details="true"/>
                <table:data-pilot-member table:name="5072" table:display="true" table:show-details="true"/>
                <table:data-pilot-member table:name="5214" table:display="true" table:show-details="true"/>
                <table:data-pilot-member table:name="5269" table:display="true" table:show-details="true"/>
                <table:data-pilot-member table:name="5323" table:display="true" table:show-details="true"/>
                <table:data-pilot-member table:name="6399" table:display="true" table:show-details="true"/>
                <table:data-pilot-member table:name="6770" table:display="true" table:show-details="true"/>
                <table:data-pilot-member table:name="8096" table:display="true" table:show-details="true"/>
                <table:data-pilot-member table:name="8299" table:display="true" table:show-details="true"/>
                <table:data-pilot-member table:name="8653" table:display="true" table:show-details="true"/>
                <table:data-pilot-member table:name="9718" table:display="true" table:show-details="true"/>
                <table:data-pilot-member table:name="12705" table:display="true" table:show-details="true"/>
                <table:data-pilot-member table:name="12774" table:display="true" table:show-details="true"/>
                <table:data-pilot-member table:name="13287" table:display="true" table:show-details="true"/>
                <table:data-pilot-member table:name="14208" table:display="true" table:show-details="true"/>
                <table:data-pilot-member table:name="15984" table:display="true" table:show-details="true"/>
                <table:data-pilot-member table:name="17593" table:display="true" table:show-details="true"/>
                <table:data-pilot-member table:name="358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Segoe UI" fo:font-family="'Segoe UI'" fo:font-size="9pt" style:font-size-asian="9pt" style:font-name-complex="Segoe UI" style:font-family-complex="'Segoe UI'" style:font-size-complex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elect_20_cmpo" style:display-name="PageStyle_Select c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Statement" style:display-name="PageStyle_SQL Stat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24-01-01T14:52:37.075000000</meta:creation-date>
    <dc:date>2024-01-01T15:06:32.322000000</dc:date>
    <meta:editing-duration>PT2M40S</meta:editing-duration>
    <meta:editing-cycles>2</meta:editing-cycles>
    <meta:generator>LibreOffice/6.2.7.1$Windows_X86_64 LibreOffice_project/23edc44b61b830b7d749943e020e96f5a7df63bf</meta:generator>
    <meta:document-statistic meta:table-count="3" meta:cell-count="6754" meta:object-count="0"/>
  </office:meta>
</office:document-meta>
</file>